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paragraph-rsid="003986ba"/>
    </style:style>
    <style:style style:name="P4" style:family="paragraph" style:parent-style-name="titre2">
      <style:paragraph-properties fo:text-align="center" style:justify-single-word="false"/>
    </style:style>
    <style:style style:name="P5" style:family="paragraph" style:parent-style-name="titre1">
      <style:paragraph-properties fo:text-align="center" style:justify-single-word="false"/>
    </style:style>
    <style:style style:name="P6" style:family="paragraph" style:parent-style-name="figure">
      <style:paragraph-properties fo:text-align="center" style:justify-single-word="false"/>
      <style:text-properties officeooo:paragraph-rsid="003d510b"/>
    </style:style>
    <style:style style:name="P7" style:family="paragraph" style:parent-style-name="term">
      <style:text-properties officeooo:paragraph-rsid="0046538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3a2f1" fo:background-color="#ffff00" loext:char-shading-value="0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fo:background-color="transparent" loext:char-shading-value="0" style:font-style-asian="italic" style:font-weight-asian="bold"/>
    </style:style>
    <style:style style:name="T9" style:family="text">
      <style:text-properties fo:font-variant="small-caps"/>
    </style:style>
    <style:style style:name="T10" style:family="text">
      <style:text-properties fo:font-variant="small-caps" fo:background-color="transparent" loext:char-shading-value="0"/>
    </style:style>
    <style:style style:name="T11" style:family="text">
      <style:text-properties style:text-position="super 67%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style:font-style-asian="normal" style:font-weight-asian="bold" style:font-style-complex="normal"/>
    </style:style>
    <style:style style:name="T15" style:family="text">
      <style:text-properties fo:color="#402707"/>
    </style:style>
    <style:style style:name="T16" style:family="text">
      <style:text-properties fo:color="#321e06"/>
    </style:style>
    <style:style style:name="T17" style:family="text">
      <style:text-properties fo:color="#3a270b"/>
    </style:style>
    <style:style style:name="T18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f7f73" fo:background-color="transparent" loext:char-shading-value="0"/>
    </style:style>
    <style:style style:name="T23" style:family="text">
      <style:text-properties officeooo:rsid="00282285"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27" style:family="text">
      <style:text-properties style:use-window-font-color="true" style:font-name="Arial Unicode MS" fo:font-size="11pt" style:font-size-asian="11pt" style:font-size-complex="11pt"/>
    </style:style>
    <style:style style:name="T28" style:family="text">
      <style:text-properties style:use-window-font-color="true" fo:font-size="11pt" style:font-size-asian="11pt" style:font-size-complex="11pt"/>
    </style:style>
    <style:style style:name="T29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fo:background-color="#ffff00" loext:char-shading-value="0" style:font-size-asian="11pt" style:font-size-complex="11pt"/>
    </style:style>
    <style:style style:name="T32" style:family="text">
      <style:text-properties fo:font-size="11pt" officeooo:rsid="00465386" fo:background-color="#ffff00" loext:char-shading-value="0" style:font-size-asian="11pt" style:font-size-complex="11pt"/>
    </style:style>
    <style:style style:name="T33" style:family="text">
      <style:text-properties fo:font-size="11pt" fo:background-color="transparent" loext:char-shading-value="0" style:font-size-asian="11pt" style:font-size-complex="11pt"/>
    </style:style>
    <style:style style:name="T34" style:family="text">
      <style:text-properties fo:font-size="11pt" officeooo:rsid="00465386" fo:background-color="transparent" loext:char-shading-value="0" style:font-size-asian="11pt" style:font-size-complex="11pt"/>
    </style:style>
    <style:style style:name="T35" style:family="text">
      <style:text-properties fo:font-size="11pt" officeooo:rsid="00465386" fo:background-color="transparent" loext:char-shading-value="0" style:font-size-asian="11pt" style:font-size-complex="11pt"/>
    </style:style>
    <style:style style:name="T36" style:family="text">
      <style:text-properties fo:font-size="11pt" fo:background-color="transparent" loext:char-shading-value="0" style:font-size-asian="11pt" style:font-size-complex="11pt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39" style:family="text">
      <style:text-properties style:text-underline-style="none" fo:background-color="transparent" loext:char-shading-value="0"/>
    </style:style>
    <style:style style:name="T40" style:family="text">
      <style:text-properties officeooo:rsid="0010107a"/>
    </style:style>
    <style:style style:name="T41" style:family="text">
      <style:text-properties officeooo:rsid="0010d54e"/>
    </style:style>
    <style:style style:name="T42" style:family="text">
      <style:text-properties officeooo:rsid="0013a2f1"/>
    </style:style>
    <style:style style:name="T43" style:family="text">
      <style:text-properties officeooo:rsid="00146552"/>
    </style:style>
    <style:style style:name="T44" style:family="text">
      <style:text-properties officeooo:rsid="00161a22"/>
    </style:style>
    <style:style style:name="T45" style:family="text">
      <style:text-properties officeooo:rsid="00187987"/>
    </style:style>
    <style:style style:name="T46" style:family="text">
      <style:text-properties officeooo:rsid="001b0140"/>
    </style:style>
    <style:style style:name="T47" style:family="text">
      <style:text-properties officeooo:rsid="001d5de1"/>
    </style:style>
    <style:style style:name="T48" style:family="text">
      <style:text-properties officeooo:rsid="001f24a8"/>
    </style:style>
    <style:style style:name="T49" style:family="text">
      <style:text-properties officeooo:rsid="001f7f73"/>
    </style:style>
    <style:style style:name="T50" style:family="text">
      <style:text-properties officeooo:rsid="0024916a"/>
    </style:style>
    <style:style style:name="T51" style:family="text">
      <style:text-properties officeooo:rsid="0028e05a"/>
    </style:style>
    <style:style style:name="T52" style:family="text">
      <style:text-properties officeooo:rsid="002a0ccf"/>
    </style:style>
    <style:style style:name="T53" style:family="text">
      <style:text-properties officeooo:rsid="002b300f"/>
    </style:style>
    <style:style style:name="T54" style:family="text">
      <style:text-properties officeooo:rsid="0033c6ea"/>
    </style:style>
    <style:style style:name="T55" style:family="text">
      <style:text-properties officeooo:rsid="0037db11"/>
    </style:style>
    <style:style style:name="T56" style:family="text">
      <style:text-properties officeooo:rsid="003b6c8b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32830c"/>
    </style:style>
    <style:style style:name="T59" style:family="text">
      <style:text-properties fo:color="#f6f9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le : Les avantures ioyeuses et faitz merveilleux de Tiel Ulespiegle. Ensemble, les grandes fortunes à luy avenues en diverses regions, lequel par falace ne se laissoit aucunement tromper. Le tout traduit d’Allemant en Françoys</text:p>
      <text:p text:style-name="term">author : Anonyme</text:p>
      <text:p text:style-name="term">publisher : Sorbonne Université LABEX OBVIL</text:p>
      <text:p text:style-name="term">issued : 2019</text:p>
      <text:p text:style-name="P7">id<text:span text:style-name="T30">n</text:span><text:span text:style-name="T36">o :</text:span><text:span text:style-name="Police_20_par_20_défaut"><text:span text:style-name="T36"> </text:span></text:span><text:span text:style-name="Police_20_par_20_défaut"><text:span text:style-name="T35">http//obvil.sorbonne-universite.site/corpus/faceties/anonyme_avantures-joyeuses-et-faitz-merveilleux-de-Tiel-Ulespiegle_1559</text:span></text:span></text:p>
      <text:p text:style-name="term"><text:span text:style-name="T24">http://http://obvil.sorbonne-universite.site/cor</text:span>pus/faceties/cote_iii-f-019</text:p>
      <text:p text:style-name="term"><text:span text:style-name="T28">source </text:span><text:span text:style-name="T27">:</text:span><text:span text:style-name="Police_20_par_20_défaut"><text:span text:style-name="T27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term">created : 1559</text:p>
      <text:p text:style-name="Standard"><text:span text:style-name="pb"><text:span text:style-name="T29">[f. a1r]</text:span>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veillevx de</text:span><text:line-break/>Tiel VleÑ<text:line-break/>spiegle.</text:p>
      <text:p text:style-name="front_5f_main">**</text:p>
      <text:p text:style-name="front_5f_main"><text:soft-page-break/>*</text:p>
      <text:p text:style-name="P1"><text:span text:style-name="style_5f_i">Ensemble</text:span>,</text:p>
      <text:p text:style-name="P2">Les grandes fortunes à lui aueÑ<text:line-break/><text:span text:style-name="T56">(D)</text:span>nues en diuerses regions, lequel<text:line-break/><text:span text:style-name="T56">(D)</text:span>par falace ne se laissoit aucuÑ<text:line-break/><text:span text:style-name="T56">(D)</text:span>nement tromper. </text:p>
      <text:p text:style-name="Standard">£</text:p>
      <text:p text:style-name="P1"><text:span text:style-name="style_5f_i">Le tout traduit d'Allemant en<text:line-break/>Françoys.</text:span></text:p>
      <text:p text:style-name="P1">Liure fort recreatif pour reueilÑ<text:line-break/>ler les bons espritz. </text:p>
      <text:p text:style-name="P1"><text:span text:style-name="style_5f_i">A LYON</text:span>,</text:p>
      <text:p text:style-name="P1">PAR <text:span text:style-name="style_5f_uc">ieAn savgrain</text:span>.</text:p>
      <text:p text:style-name="P1">1559.</text:p>
      <text:p text:style-name="P1"><text:span text:style-name="style_5f_uc"/></text:p>
      <text:p text:style-name="P6"><text:span text:style-name="T21">&lt;ATTimage&gt;<text:line-break/></text:span><text:span text:style-name="pb"><text:span text:style-name="T29">[f. 3]</text:span></text:span></text:p>
      <text:p text:style-name="Normal"><text:span text:style-name="pb"><text:span text:style-name="T57">&lt;/front&gt;</text:span></text:span></text:p>
      <text:p text:style-name="P5"><text:span text:style-name="style_5f_uc">Les<text:line-break/>avantvres</text:span><text:span text:style-name="style_5f_uc"><text:span text:style-name="T55">S</text:span></text:span><text:span text:style-name="style_5f_uc"><text:line-break/>ioyeuses et</text:span><text:line-break/><text:span text:style-name="style_5f_sc">faitz merÑ<text:line-break/>veillevx de</text:span><text:line-break/>Tiel Vlespiegle.</text:p>
      <text:p text:style-name="Standard"/>
      <text:p text:style-name="titre2">Comment Vlespiegle troys foys en<text:line-break/><text:span text:style-name="T54">(D)</text:span>vn iour fut baptisé quand il fut né.</text:p>
      <text:p text:style-name="Standard"><text:span text:style-name="lettrine5">A</text:span>V païs de Saxe au village<text:line-break/>nommé Knelin aupres de la<text:line-break/>riuiere de Melme nasquist<text:line-break/>Vlespiegle, &amp; son pere auoit<text:line-break/><text:span text:style-name="T21">nõ</text:span> Nicolas, &amp; sa mere VuiÑ<text:line-break/>beke, lesquelz enuoyerent leur filz à AmÑ<text:line-break/><text:soft-pag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P4">Comment Vlespiegle respondit à vn<text:line-break/>homme demandant apres<text:line-break/>le chemin</text:p>
      <text:p text:style-name="Standard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<text:span text:style-name="T21">«</text:span> mon pere est allé faire d’vn mal plus<text:line-break/>grant mal, &amp; ma mere est pour honte ou<text:line-break/>dommaige. <text:span text:style-name="T21">»</text:span> L’homme demanda comment<text:line-break/>l’enfant dit, <text:span text:style-name="T21">«</text:span> mon pere fait vn mauuais cheÑ<text:line-break/>min plus mauuais, car il fait des fosses affin<text:line-break/><text:soft-page-break/>qu’on ne voyse sur les bledz, &amp; ma mere est<text:line-break/>allée emprunter du pain, &amp; s'elle rẽd moins<text:line-break/>c’est honte si trop cest dommaige. <text:span text:style-name="T21">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T21">«</text:span> vous deuriez cheuaucher ou ilz<text:line-break/>vont &amp; non pas ou ilz nagent. <text:span text:style-name="T21">»</text:span> Lors l’homÑ<text:line-break/>me s’en despartit &amp; sesbahyssoit de la reÑ<text:line-break/>sponce d’vn enfant.</text:p>
      <text:p text:style-name="P4">Comment Vlespiegle assis derriere<text:line-break/>son pere sur le cheual demonÑ<text:line-break/>stra sa malice.</text:p>
      <text:p text:style-name="Standard"><text:span text:style-name="lettrine4">G</text:span>Randes querelles venoient au<text:line-break/>pere dudit Vlespiegle que son<text:line-break/>filz estoit vn malicieux quand il<text:line-break/>estoit en<text:span text:style-name="T21"> </text:span><text:span text:style-name="Police_20_par_20_défaut"><text:span text:style-name="T21">aa</text:span></text:span><text:span text:style-name="T21">g</text:span>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<text:span text:style-name="T21">lit</text:span></text:span><text:span text:style-name="T21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T21">«</text:span> Allez sur vn cheual &amp; ie seray assis derÑ<text:line-break/>riere vous, &amp; encores ilz dirõt ce qu’ilz vouĜ<text:line-break/>dront. <text:span text:style-name="T21">»</text:span> Lors le pere le mist deriere luy, qui<text:line-break/>lors leua sa chemise, en monstrãt à ceux qui<text:line-break/>estoient entour son cul, lors dirent les gens<text:line-break/><text:span text:style-name="T21">«</text:span> quel ieune malicieux est il Vlespiegle <text:span text:style-name="T21">»</text:span>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T21">«</text:span> Regardez quel malicieux est ce ieune<text:line-break/><text:soft-page-break/>cocquin &amp; paillart. <text:span text:style-name="T21">»</text:span> Ce oyant &amp; voyant son<text:line-break/>pere dist qu’il estoit né en vne malheureuse<text:line-break/>heure &amp; temps, car dist il vous estes tous coy<text:line-break/>&amp; ne faites mal à personne, toutesfois ilz diÑ<text:line-break/>sent que <text:span text:style-name="T21">«</text:span> vous estes vn malicieux <text:span text:style-name="T21">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<text:span text:style-name="T21">xvj</text:span><text:span text:style-name="Police_20_par_20_défaut"><text:span text:style-name="T21">.</text:span></text:span> ans il aprint à iouer sur<text:line-break/>les cordes, &amp; autres semblables tromperies.</text:p>
      <text:p text:style-name="titre2">Comment Vlespiegle tomba de la corde en l’eau.</text:p>
      <text:p text:style-name="Standard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<text:span text:style-name="T54">s</text:span></text:span>psegle apres<text:line-break/>auoir longuement ioué sur icelle corde, il<text:line-break/>dist contre les enfans. <text:span text:style-name="T21">«</text:span> Vous verres vne chose<text:line-break/>estrange si vn chacun de vous me veut dõner<text:line-break/>son droit soulier sur la corde <text:span text:style-name="T21">»</text:span>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l’autre, les autres demouroient dessus, l'vn<text:line-break/>plouroit, l’autre rioit, l’vn crioit, <text:span text:style-name="T21">«</text:span> cestuy cy<text:line-break/>est le mien <text:span text:style-name="T21">»</text:span>, <text:span text:style-name="T21">«</text:span> l'autre cestuy cy est le mien <text:span text:style-name="T21">»</text:span>, telÑ<text:line-break/>lement que les peres s’entremesloiẽt &amp; s’enÑ<text:line-break/><text:soft-pag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p text:style-name="P4">Comment la mere de Vlespiegle<text:line-break/>l’admonnesta &amp; l'instruit<text:line-break/>pour apprendre mestier.</text:p>
      <text:p text:style-name="Standard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T21">«</text:span> ma chere mere à ce<text:line-break/>qu’vn homme se donne cela luy demeure<text:line-break/>toute sa vie <text:span text:style-name="T21">»</text:span>, la mere respondit disant <text:span text:style-name="T21">«</text:span> 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 <text:span text:style-name="T21">»</text:span>, <text:span text:style-name="T21">«</text:span> 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 <text:span text:style-name="T21">»</text:span></text:p>
      <text:p text:style-name="P4">Comment Vlespiegle obtint du<text:line-break/>pain pour sa mere.</text:p>
      <text:p text:style-name="Standard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<text:span text:style-name="typo_5f_reg"> </text:span>la ville en vne hostellerie,<text:line-break/><text:soft-pag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de la maison du boulenger il laissa tomber<text:line-break/>vn pain blanc en lordure. Lors il mist le sac<text:line-break/>à terre &amp; dist au seruiteur, <text:span text:style-name="T21">«</text:span> ie n’oseroye porÑ<text:line-break/>ter ce ort pain à monsieur courez royde à<text:line-break/>l’hostel &amp; en allez querir vn autre, ie vous<text:line-break/>attendray icy <text:span text:style-name="T21">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T21">«</text:span> Mangez alors quand vous lauez &amp; ieusnez<text:line-break/>quand vous ne l’auez point. <text:span text:style-name="T21">»</text:span></text:p>
      <text:p text:style-name="P4">Comment Vlespiegle fut desrobé en<text:line-break/>vn cretin des vassïaudez.</text:p>
      <text:p text:style-name="Standard"><text:span text:style-name="lettrine2">V</text:span>Lespiegle s’en<text:span text:style-name="T21"> </text:span><text:span text:style-name="Police_20_par_20_défaut"><text:span text:style-name="T21">alla vn</text:span></text:span><text:span text:style-name="T21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<text:span text:style-name="T21">cretins </text:span><text:span text:style-name="Police_20_par_20_défaut"><text:span text:style-name="T21">furẽt</text:span></text:span><text:span text:style-name="T21"> lõgz &amp; parÑ</text:span><text:line-break/>fondz estãs sur vne autre maniere qu’ilz ne<text:line-break/>sont alors, &amp; les larrõs allerẽt cherchant par<text:line-break/>tout &amp; les tasterẽt lesquelz estoient les plus<text:line-break/><text:soft-pag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T21">«</text:span> Songez<text:line-break/>vous ou allez vous en dormãt cõment vous<text:line-break/>tireroye-ie à grãd peine ie ne puis tenir le<text:line-break/>cretin. <text:span text:style-name="T21">»</text:span> Puis Vlespiegle tira le dernier par les<text:line-break/>cheueux, lequel disoit. <text:span text:style-name="T21">«</text:span> Ie porte tãt q̃ ie sue,<text:line-break/>&amp; vous me tire<text:span text:style-name="T25">z </text:span><text:span text:style-name="T18">ꝑ</text:span><text:span text:style-name="T25"> l</text:span>es cheueux. <text:span text:style-name="T21">»</text:span> Le premier<text:line-break/>dist. <text:span text:style-name="T21">«</text:span> Cõment le feroye-ie à grãt peine say ie<text:line-break/>trouuer le chemin, ains vous me tirez <text:span text:style-name="T21">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T21">«</text:span> Chiez<text:line-break/>tousiours <text:span text:style-name="typo_5f_orig"><text:span text:style-name="T37">f</text:span>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 <text:span text:style-name="T21">»</text:span>, <text:span text:style-name="T5">car s</text:span>on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<text:span text:style-name="T21">«</text:span> biẽ ie le feray <text:span text:style-name="T21">»</text:span>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<text:soft-pag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T21">«</text:span> le zẽnep à le goust<text:line-break/><text:span text:style-name="pb">[f. 13]<text:line-break/></text:span>comme si lon eut chié dedãs <text:span text:style-name="T21">»</text:span>, lors Vlespiegle<text:line-break/>rioit le seigneur dist. <text:span text:style-name="T21">«</text:span> Pourquoy riez vous cuyĜ<text:line-break/>des tu que nous ne gostons point, si tu ne le<text:line-break/>veux croire viẽs y gouster <text:span text:style-name="T21">»</text:span>, Vlespiegle dist,<text:line-break/><text:span text:style-name="T21">«</text:span> 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 <text:span text:style-name="T21">»</text:span> le seigneur dist, <text:span text:style-name="T21">«</text:span> 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 <text:span text:style-name="T21">»</text:span> Et il print vn baston voulant<text:line-break/>frapper Vlespiegle, mais il eschappa du chaÑ<text:line-break/>steau &amp; iamais ny retourna.</text:p>
      <text:p text:style-name="titre2">Comment Vlespiegle se loua auec<text:line-break/>vn prestre.</text:p>
      <text:p text:style-name="Standard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ypo_5f_orig">u</text:span><text:span text:style-name="typo_5f_reg">n</text:span>s pain.<text:line-break/>A l’heure de souper vint la chambriere pres<text:line-break/>du feu voulant apporter les poussins à table<text:line-break/><text:soft-page-break/>&amp; n’en veit qu’vn, &amp; dist <text:span text:style-name="T21">«</text:span> les poussins estoiẽt<text:line-break/>deux ou est demoure l'autre ? <text:span text:style-name="T21">»</text:span> Vlespiegle reÑ<text:line-break/>spondit <text:span text:style-name="T21">«</text:span> dame ouurez l’autre oeil &amp; vous les<text:line-break/>verrez bien tous deux <text:span text:style-name="T21">»</text:span>, la dame deuint courÑ<text:line-break/>roucé, &amp; s’en courut au prestre, &amp; dist <text:span text:style-name="T21">«</text:span> vostre<text:line-break/>seruiteur se baue de moy que ie n’ay qu’vn<text:line-break/>œil, &amp; iauoye mis deux poussins au feu pour<text:line-break/>rostir, &amp; ie n’en trouue qu’vn. <text:span text:style-name="T21">»</text:span> Alors le preÑ<text:line-break/>stre estãt aupres de Vlefpiegle, disant. <text:span text:style-name="T21">«</text:span> PourÑ<text:line-break/>quoy vous mocquez vous de ma chãbriere<text:line-break/>les poussins estoiẽt deux. <text:span text:style-name="T21">»</text:span> Vlespiegle responÑ<text:line-break/>dit <text:span text:style-name="T21">«</text:span> il est vray : mais ie luy disoye qu’elle ouÑ<text:line-break/>urist les deux yeux, &amp; elle verroit bien l’auÑ<text:line-break/>tre <text:span text:style-name="T21">»</text:span>, le prestre riant dist, <text:span text:style-name="T21">«</text:span> il ne luy est pas posÑ<text:line-break/>sible, car elle n'a qu’vn œil. <text:span text:style-name="T21">»</text:span> Vlespiegle dist<text:line-break/><text:span text:style-name="T21">«</text:span> monsieur vous le dictes mais ie ne le dis<text:line-break/>point <text:span text:style-name="T21">»</text:span>, le prestre respondit <text:span text:style-name="T21">«</text:span> neantmoins vn<text:line-break/>poussin est en voye <text:span text:style-name="T21">»</text:span>. Vlespiegle dit, <text:span text:style-name="T21">«</text:span> 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 <text:span text:style-name="T21">»</text:span> Lors le prestre fut content disant,<text:line-break/><text:span text:style-name="T21">«</text:span> Mon cher valet il ne m’en chaut pour vn<text:line-break/>poussin rosty, mais faites tousiours selon la<text:line-break/>volonté de ma chambriere ce qu'elle veut<text:line-break/>volontiers <text:span text:style-name="T21">»</text:span> Vlespiegle respondit, <text:span text:style-name="T21">«</text:span> bien ie le<text:line-break/>feray tres#uolõtiers tout ce quelle me comÑ<text:line-break/>mandera. <text:span text:style-name="T21">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T21">«</text:span> Ma chãbriere se cõplaint de<text:line-break/>vous, &amp; ie vous prioys de faire ce quelle vous<text:line-break/>commãdast. <text:span text:style-name="T21">»</text:span> Vlespiegle r’espõdit. <text:span text:style-name="T21">«</text:span> Ie lay fait<text:line-break/>comme m’auez cõmandé, vous me disiesque<text:line-break/>ie feroys toute chose à tout demy labeur, &amp;<text:line-break/>vostre chãbriere verroit voulontiers à deux<text:line-break/><text:soft-page-break/>yeux &amp; ne voit que a vn &amp; ainsi ne voit elle<text:line-break/>que la moitie, &amp; par ainsi ie faitz demy laÑ<text:line-break/>beur <text:span text:style-name="T21">»</text:span> le prestre se rioit, &amp; la chambriere se<text:line-break/>courrouca disant. <text:span text:style-name="T21">«</text:span> Si vous voulez plus lõgueÑ<text:line-break/><text:span text:style-name="pb">[f. 16]<text:line-break/></text:span>ment tenir ce malicieux,ie me veux partir<text:line-break/>de vous. <text:span text:style-name="T21">»</text:span> Ainsi failloit il au prestre donner<text:line-break/>congé à Vlespiegle pour sa chambriere,<text:line-break/>mais pource que le clerc deglise dudit viÑ<text:line-break/>lage estoit mort il fut fait coustre.</text:p>
      <text:p text:style-name="P4">Comment Vlespiegle fut fait coustre<text:line-break/>de Budenste.</text:p>
      <text:p text:style-name="Standard"><text:span text:style-name="lettrine4">V</text:span>Lespiegle estant clerc comme<text:line-break/>dessus il chanta tres#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<text:span text:style-name="T21">«</text:span> quelle chose offrez vous<text:line-break/>la à nostre Seigneur pour encens <text:span text:style-name="T21">»</text:span>, le curé réÑ<text:line-break/>pondist. <text:span text:style-name="T21">«</text:span> Qu'en auez vous affaire, leglise est à<text:line-break/>moy, iay la puissance de chier au millieu de<text:line-break/>leglise <text:span text:style-name="T21">»</text:span>, Vlespiegle respondit <text:span text:style-name="T21">«</text:span> ie vous gage<text:line-break/>pour vn touneau de biere que ne l'oseri<text:span text:style-name="typo_5f_reg">e</text:span>z faiĜ<text:line-break/>re <text:span text:style-name="T21">»</text:span> le prestre disoit <text:span text:style-name="T21">«</text:span> cuydez vous que ie ne<text:line-break/>seroye pas si hardy de le faire <text:span text:style-name="T21">»</text:span> : Et il se tourna<text:line-break/>de l’autel &amp; s'en alla chier vn monsseau diÑ<text:line-break/>sant <text:span text:style-name="T21">«</text:span> coustre i’ay gagné le tonneau de biere <text:span text:style-name="T21">»</text:span>,<text:line-break/>Vlespiegle dist que <text:span text:style-name="T21">«</text:span> non, nous voulons preÑ<text:line-break/>mierement mesu<text:span text:style-name="damage">r</text:span>er s’il est au millieu comÑ<text:line-break/>me disiez <text:span text:style-name="T21">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<text:soft-page-break/>maries &amp; le curé estoit le saluator à tout la<text:line-break/>croix en la main. Lors vindrẽt les troys maÑ<text:line-break/>ries au sepulchre, &amp; lange leur demãda <text:span text:style-name="T21">«</text:span> que<text:line-break/>cherchez vous ? <text:span text:style-name="T21">»</text:span> Lors resp<text:span text:style-name="T5">ondirẽt les femmes<text:line-break/>comme Vlespiegle leur auoit </text:span>aprins. <text:span text:style-name="T21">«</text:span> Nous<text:line-break/>cherchons vne vielle ribaude d’vn prestre à<text:line-break/>tout vn œil. <text:span text:style-name="T21">»</text:span>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p text:style-name="P4">Comment vlespiegle vouÑ<text:line-break/>loit vouler.</text:p>
      <text:p text:style-name="Standard"><text:span text:style-name="lettrine4">P</text:span>Ource que Vlespiegle feit merÑ<text:line-break/>ueilles son nom fut cogneu par<text:span text:style-name="Police_20_par_20_défaut"><text:span text:style-name="T5">Ĝ</text:span></text:span>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T21">«</text:span> 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 <text:span text:style-name="T21">»</text:span>, &amp; il s’en<text:line-break/>alla de la laissant illec tout le peuple, lors<text:line-break/><text:span text:style-name="pb">[f. 19]<text:line-break/></text:span><text:soft-page-break/>tout le peuple se departit de la, l’vn le mauÑ<text:line-break/>dissoit l’autre rioit, disans c’est vn maliÑ<text:line-break/>cieux, car il à dit la verité.</text:p>
      <text:p text:style-name="P4">Comment Vlespiegle donna de la<text:line-break/>medecine à vn docteur.</text:p>
      <text:p text:style-name="Standard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#sage docteur, lequel les nobles<text:line-break/>ne laymoient point. Et ledit docteur ne<text:line-break/>pouuoit veoir les folz. Et quand il veit VleÑ<text:line-break/>spiegle en la court il disoit à leuesque &amp; à<text:line-break/>ses nobles. <text:span text:style-name="T21">«</text:span> 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 <text:span text:style-name="T21">»</text:span>, les nobles dirent.<text:line-break/><text:span text:style-name="T21">«</text:span> 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 <text:span text:style-name="T21">»</text:span> Et les nobles<text:line-break/>dirent à Vlespiegle qu’elle disputation ilz<text:line-break/>auoyent eu pour luy auec le docteur, disans<text:line-break/>que <text:span text:style-name="T21">«</text:span> s'il vouloit faire quelque fauceté au doĜ<text:line-break/>cteur nous t’ayderons. <text:span text:style-name="T21">»</text:span> Vlespiegle respondit<text:line-break/><text:span text:style-name="T21">«</text:span> Messeigneurs si vous me voulez ayder, ie le<text:line-break/>payeray biẽ. <text:span text:style-name="T21">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<text:soft-page-break/>ainsi vint à luy au logis &amp; lẽmena auec luy<text:line-break/>sur le bourg disant <text:span text:style-name="T21">«</text:span> Si vous me scauez ayder<text:line-break/>ie vous payeray vostre peine. <text:span text:style-name="T21">»</text:span> Vlespiegle.<text:line-break/>dist <text:span text:style-name="T21">«</text:span> iespere de vous bien ayder mais il faut<text:line-break/>que ie couche vne nuit aupres de vous, &amp; on<text:line-break/>vous couurira bien, affin que vous puissiez<text:line-break/>suer<text:span text:style-name="Police_20_par_20_défaut"><text:span text:style-name="T7">, </text:span></text:span>&amp; par lodeur de la sueur ie cognoistray<text:line-break/>&amp; considereray vosire maladie. Et quel conÑ<text:line-break/>seil on vous pourra dõner <text:span text:style-name="T21">»</text:span> Et le docteur cuyĜ<text:lin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T21">«</text:span> Monsieur le docteur comment vous est il ?<text:line-break/>Il me semble que vostre sueur puist fort <text:span text:style-name="T21">»</text:span>, le<text:line-break/>docteur pensa à soymesme cela ie sens aussi<text:line-break/>bien, &amp; il estoit si plain de la puanteur qu’a<text:line-break/>grand peine il ne pouuoit parler. Lors VlesÑ<text:line-break/>piegle dist. <text:span text:style-name="T21">«</text:span> gisez vous tout coy ie yray alluÑ<text:line-break/>mer vne chandelle &amp; regarderay comment<text:line-break/>vous estes disposé. <text:span text:style-name="T21">»</text:span> Et quãd Vlespiegle se leua<text:line-break/>il laissà aller vn grãt pet, se docteur dist <text:span text:style-name="T21">«</text:span> amy<text:line-break/>que ie suis malade <text:span text:style-name="T21">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#fort malade de la puãteur. Au matin<text:line-break/>vindrent les nobles visiter le docteur, luy deĜ<text:line-break/><text:soft-page-break/>mandant comment il luy estoit : mais il ne<text:line-break/>sauoit à grand peine parler, ains dist à tout<text:line-break/>vne voix malade <text:span text:style-name="T21">«</text:span> iestoys enchargé à tout vn<text:line-break/>malicieux ie cuidoy qu’il fust vn maistre en<text:line-break/>medecines <text:span text:style-name="T21">»</text:span>, mais il estoit vn maistre en toute<text:line-break/>malice, &amp; leur disoit ce que luy estoit adueÑ<text:line-break/>nu. Leuesque &amp; tous ses nobles rioyent diÑ<text:line-break/>sans. <text:span text:style-name="T21">«</text:span> 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#sage. Il nya homme si sage qui ne doit<text:line-break/>congnoistre les folz. Car s’il n’y auoit point<text:line-break/>de folz comment pourroit on cognoistre<text:line-break/>les sages ? <text:span text:style-name="T21">»</text:span> Lors le docteur se teust &amp; onc n'oÑ<text:line-break/>sa se complaindre des folz.<text:line-break/><text:span text:style-name="pb">[f. 23]</text:span></text:p>
      <text:p text:style-name="P4">Comment Vlespiegle fist chier vn<text:line-break/>enfant malade comme il disoit<text:line-break/>dont il eut grans pris.</text:p>
      <text:p text:style-name="Standard"><text:span text:style-name="lettrine4"><text:span text:style-name="T9">B</text:span></text:span><text:span text:style-name="Police_20_par_20_défaut"><text:span text:style-name="T9">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T21">«</text:span> s’il pouuoit<text:line-break/>bien aller à chambre il seroit guary <text:span text:style-name="T21">»</text:span>. VleÑ<text:line-break/>spiegle répondit qu’il en sauoit bon reÑ<text:line-break/>mede, l’hostesse dit. <text:span text:style-name="T21">«</text:span> Si vous sauez ayder à<text:line-break/>mon enfant ie vous donneray ce que vous<text:line-break/>voudrez <text:span text:style-name="T21">»</text:span>, Vlespiegle répondit. <text:span text:style-name="T21">«</text:span> C’est vne<text:line-break/><text:soft-page-break/>petite science de cela ie ne veux riens<text:line-break/>auoir. <text:span text:style-name="T21">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<text:span text:style-name="T21">«</text:span> ie<text:line-break/><text:span text:style-name="pb">[f. 24]<text:line-break/></text:span>l’ay fait. Vous disiez que l’enfant ne saÑ<text:line-break/>uoit aller à chambre parquoy ie l’ay porÑ<text:line-break/>té. <text:span text:style-name="T21">»</text:span> Lors la femme regarda l’ordure desÑ<text:line-break/>souz la chaire disant à Vlespiegle. <text:span text:style-name="T21">«</text:span> Cela est<text:line-break/>qui à fait tant de mal à l’enfant, parquoy<text:line-break/>ie vous remercie que vous auez ainsi ayÑ<text:line-break/>dé à mon enfant. <text:span text:style-name="T21">»</text:span> Surquoy il répondit. <text:span text:style-name="T21">«</text:span> Ie<text:line-break/>s’ay faire beaucoup de telles médecines. <text:span text:style-name="T21">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Comment Vlespiegle guarist tous les<text:line-break/>malades en vn iour qui furent à<text:line-break/><text:span text:style-name="Police_20_par_20_défaut"><text:span text:style-name="T5">L</text:span></text:span>hospital de Norembergue.</text:p>
      <text:p text:style-name="Standard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T21">«</text:span> Si me voulez donner deux cens<text:line-break/>florins ie gueriray tous voz malades &amp; ie<text:line-break/><text:soft-page-break/>ne veux point d’argent iusques à ce qu’il<text:line-break/>seront tous gueris &amp; hors l’hospital <text:span text:style-name="T21">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<text:span text:style-name="T21">«</text:span> Que ie<text:line-break/>vous guerisse tous ce m’est impossible,<text:line-break/>ainsi il me faut brusler vn de vous tout en<text:line-break/>poudre, &amp; de ceste poudre faire vn br<text:span text:style-name="typo_5f_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 <text:span text:style-name="T21">»</text:span>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T21">«</text:span> dont vient cecy iay<text:line-break/>donné au maistre grant nombre d’argent<text:line-break/>pour vous ayder &amp; guerir. <text:span text:style-name="T21">»</text:span> Lors les malaÑ<text:line-break/>des répondirent, <text:span text:style-name="T21">«</text:span> il nous auoit menassé &amp;<text:line-break/>dit, que celuy qui demeureroit au lit<text:line-break/>quand il appelleroit il arderoit &amp; à, tout<text:line-break/>la poudre, il guariroit les autres. <text:span text:style-name="T21">»</text:span> Adonc<text:line-break/>le maistre sentendit d’estre deceu &amp; n’en<text:line-break/>sauoit que faire. Et les malades demouÑ<text:line-break/>royent comme deuant, mais on les receut<text:line-break/><text:soft-page-break/>maugrement en l’hospital.<text:line-break/><text:span text:style-name="pb">[f. 27]</text:span></text:p>
      <text:p text:style-name="P4">Comment Vlespiegle se loua pour serĜ<text:line-break/>uiteur à vn boulengier.</text:p>
      <text:p text:style-name="Normal"/>
      <text:p text:style-name="Standard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T21">«</text:span> Ie ne<text:line-break/>donnay onc des chandelles <text:span text:style-name="T21">»</text:span> : ainsi ilz bulÑ<text:line-break/>toient en la clarté de la lune. Vlespiegle<text:line-break/>dist <text:span text:style-name="T21">«</text:span> ie le feray bien aussi. <text:span text:style-name="T21">»</text:span>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que <text:span text:style-name="T21">«</text:span> <text:span text:style-name="T5">diable faites vous la.</text:span><text:line-break/>La farine n’a elle non plus cousté que la<text:line-break/>passer ainsi sur la terre. <text:span text:style-name="T21">»</text:span> Vlespiegle réponĜ<text:line-break/>dit <text:span text:style-name="T21">«</text:span> ie l’ay passée en la clarté de la lune<text:line-break/>comme mauiez commandé <text:span text:style-name="T21">»</text:span>, le boulenger<text:line-break/>répondit <text:span text:style-name="T21">«</text:span> vous la deuiez passer par la clarÑ<text:line-break/>té &amp; nõ pas en la clarté, mais il n’y<text:span text:style-name="T5">a</text:span> point<text:line-break/>grand dommage ne grandement de fariÑ<text:line-break/>ne perdue ie la leueray bien tost <text:span text:style-name="T21">»</text:span>, le bouÑ<text:line-break/><text:span text:style-name="pb">[f. 28]<text:line-break/></text:span>lenger dist <text:span text:style-name="T21">«</text:span> il sera maintenant trop tard<text:line-break/>pour cuyre le pain &amp; faire la paste. <text:span text:style-name="T21">»</text:span> Lors<text:line-break/>Vlespiegle dist. <text:span text:style-name="T21">«</text:span> Maistre ie say bon conÑ<text:line-break/>seil la paste de noz voisins gist toute preÑ<text:line-break/>ste ie la vous iray querir. <text:span text:style-name="T21">»</text:span> Le boulenger se<text:line-break/>courrouca &amp; dist <text:span text:style-name="T21">«</text:span> allez au gibet, &amp; allez<text:line-break/>querir cela que vous y trouuerez. <text:span text:style-name="T21">»</text:span> Et VleĜ<text:line-break/>spiegle répondit <text:span text:style-name="T21">«</text:span> bien maistre <text:span text:style-name="T21">»</text:span>, &amp; il s’en<text:line-break/>alla dessouz le gibet &amp; trouua des os seiÑ<text:line-break/>chez d’vn larron, &amp; les apporta à l’hostel<text:line-break/>disant. <text:span text:style-name="T21">«</text:span> Maistre i’apporte ce qui estoit<text:line-break/>souz le gibet. A quoy le voulez vous aÑ<text:line-break/>uoir <text:span text:style-name="T21">»</text:span>, le boulenger se courrouca disant. <text:span text:style-name="T21">«</text:span> Ie<text:line-break/><text:soft-page-break/>me complaindray de vous en ta presence<text:line-break/>que vous auez desrobé la iustice. <text:span text:style-name="T21">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T21">«</text:span> Vlespiegle que<text:line-break/>demandez vous <text:span text:style-name="T21">»</text:span>, &amp; il répo<text:span text:style-name="T5">ndit que </text:span><text:span text:style-name="T21">« </text:span><text:span text:style-name="T5">riens</text:span>,<text:line-break/>ainsi vous disiez que vous vous comÑ<text:line-break/>plaindriez de moy en ma presence deÑ<text:line-break/>uant le Bourgmaistre, &amp; si ie le veoye, il<text:line-break/>me faut auoir mes yeux <text:span text:style-name="T21">»</text:span>, le boulenger dist<text:line-break/><text:span text:style-name="T21">«</text:span> allez hors de mes yeux car vous estes vn<text:line-break/><text:span text:style-name="pb">[f. 29]<text:line-break/></text:span>malicieux. <text:span text:style-name="T21">»</text:span> Vlespiegle dis<text:span text:style-name="T5">t « l’ on </text:span>m’appelle<text:line-break/>souuentesfois ainsi, mais si i’estois en voz<text:line-break/>yeux, il me faudroit vuyder par voz naÑ<text:line-break/>rines quand vous cloriez voz yeux. <text:span text:style-name="T21">»</text:span> Et le<text:line-break/>Bourgmaistre s’en despartit deux, car il<text:line-break/>veoit bien d’y estre fantasme. Vlespiegle<text:line-break/>ce voyant, descouurit son cul, disant <text:span text:style-name="T21">«</text:span> maiÑ<text:line-break/>stre si vous voulez cuyre du pain voicy la<text:line-break/>bouche du four <text:span text:style-name="T21">»</text:span>, &amp; il s’en fouyt laissant le<text:line-break/>boulenger tout seul.</text:p>
      <text:p text:style-name="P4">Comment Vlespiegle fut vn tourier<text:line-break/>auec le seigneur de Anhalt pour<text:line-break/>garder les ennemys sur la tour,<text:line-break/>&amp; estoit centinelle.</text:p>
      <text:p text:style-name="Normal"/>
      <text:p text:style-name="P3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oft-pag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T21">«</text:span> pour<text:span text:style-name="T5">Ĝ</text:span><text:line-break/>quoy estes vous si coy <text:span text:style-name="T21">»</text:span> : Il répondit. <text:span text:style-name="T21">«</text:span> Ie ne<text:line-break/>dance pas pour ce manger <text:span text:style-name="T21">»</text:span>, le Conte dist,<text:line-break/><text:span text:style-name="T21">«</text:span> ne voulez vous point corner des enneÑ<text:line-break/>mys <text:span text:style-name="T21">»</text:span>, il répondit, <text:span text:style-name="T21">«</text:span> il n’est pas besoing de<text:line-break/>corner des ennemys, car le champ en est<text:line-break/>tout plain, &amp; ont emmené toutes ses vaÑ<text:line-break/>ches, &amp; si ie cornoye des ennemys, il vous.<text:line-break/>pourroient combatre iusques à la porte. <text:span text:style-name="T21">»</text:span>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T21">«</text:span> Estes vous forcené, que vous cornez des<text:line-break/><text:span text:style-name="pb">[f. 31]<text:line-break/></text:span>ennemys quand il n’en y a point, &amp; quand<text:line-break/>il y sont vous taisez, c’est œuure de traiÑ<text:line-break/>stre. <text:span text:style-name="T21">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T21">«</text:span> Auez vous paour d’eÑ<text:line-break/>stre batu que vous estes tousiours le derÑ<text:line-break/>nier en vuidant, &amp; le premier en retourÑ<text:line-break/>nant <text:span text:style-name="T21">»</text:span>, alors il dist. <text:span text:style-name="T21">«</text:span> Sire ne vous courrouÑ<text:line-break/>cez pas, car vous &amp; voz gens faisiez bonÑ<text:line-break/>ne chere quand ie ieusnoys sur la tour,<text:line-break/>parquoy ie me suis affoibly, laissez moy<text:line-break/><text:soft-page-break/>recouurer le temps par manger, &amp; ie seÑ<text:line-break/>ray comme les autres le premier en vuyÑ<text:line-break/>dant <text:span text:style-name="T21">»</text:span>, le Conte dist, <text:span text:style-name="T21">«</text:span> vous le voulez donc<text:line-break/>si longuement entretenir &amp; obseruer<text:line-break/>comme auez esté sur la tour. <text:span text:style-name="T21">»</text:span> Vlespiegle<text:line-break/>dist <text:span text:style-name="T21">«</text:span> quand quelqu’vn à le droit il obserue</text:p>
      <text:p text:style-name="Standard"><text:span text:style-name="cul_5f_de_5f_lampe">voulontiers. » Lors le Conte luy donĜ<text:line-break/>na cong</text:span><text:span text:style-name="cul_5f_de_5f_lampe"><text:span text:style-name="T58">é</text:span></text:span><text:span text:style-name="cul_5f_de_5f_lampe">, dont Vlespiegle fut<text:line-break/>tres#ioyeux : car il luy desÑ<text:line-break/>pleut d'ainsi courir<text:line-break/>sur les enneÑ<text:line-break/>mys.<text:line-break/>[f. 32]</text:span></text:p>
      <text:p text:style-name="P4">Comment vlespiegle vainquit le fol<text:line-break/>de poloigne par follies.</text:p>
      <text:p text:style-name="Normal"/>
      <text:p text:style-name="Standard"><text:span text:style-name="lettrine4">C</text:span>A<text:span text:style-name="Police_20_par_20_défaut"><text:span text:style-name="T9">smiry</text:span></text:span> le Roy de PoloiÑ<text:line-break/>gne auoit vn fol, lequel il ayÑ<text:line-break/>moit fort, lequel iouoit tres#Ñ<text:line-break/>bien sur la <text:span text:style-name="typo_5f_orig">q</text:span><text:span text:style-name="typo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T21">«</text:span> Qui<text:line-break/>vaincra l’vn de vous par follies que l’auÑ<text:line-break/>tre ne peut faire ie luy donray des nouÑ<text:line-break/>ueaux habillemens &amp; vint ducatz, &amp; il<text:line-break/>faut que cecy se face en ma presence. <text:span text:style-name="T21">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T21">«</text:span> 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 <text:span text:style-name="T21">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<text:soft-page-break/>au fol du Roy disant <text:span text:style-name="T21">«</text:span> faites moy cecy apres,<text:line-break/>&amp; chiez aussi vn monceau au my-lieu, &amp;<text:line-break/>mengez la moytié de mon estront ie menÑ<text:line-break/>geray la moytié du vostre <text:span text:style-name="T21">»</text:span>, le fol respondit.<text:line-break/><text:span text:style-name="T21">«</text:span> Le Diable le vous contreface, combien qu'il<text:line-break/>me faudroit demourer nud tous les iours de<text:line-break/>ma vie ie ne mangeray point du vostre ne<text:line-break/>du mien. <text:span text:style-name="T21">»</text:span> Et ainsi Vlespiegle obtint le pris,<text:line-break/>&amp; le Roy luy donna les habillemens &amp; les<text:line-break/><text:span text:style-name="typo_5f_reg">.</text:span><text:span text:style-name="T21">xx.</text:span> ducatz. Et il se despartit demourant<text:line-break/>fort en la grace du Roy.</text:p>
      <text:p text:style-name="P4">Comment le Duc de lunemborch<text:line-break/>deffendit à Vlespiegle son païs.</text:p>
      <text:p text:style-name="Normal"/>
      <text:p text:style-name="Standard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T21">«</text:span> Sire regardez ou Vlespiegle est assis en<text:line-break/>ce cheual. <text:span text:style-name="T21">»</text:span> Lors le Duc s’en alla aupres de luy<text:line-break/>disant <text:span text:style-name="T21">«</text:span> pourquoy estes vous assis dedans ceÑ<text:line-break/>cheual ? ne scais tu pas que ie t’ay deffendu<text:line-break/>mon païs ? <text:span text:style-name="T21">»</text:span> Vlespiegle dist <text:span text:style-name="T21">«</text:span> tres#redouté seiÑ<text:line-break/>gneur ayez mercy de moy. I’alloys seoir en<text:line-break/>mon cheual, i’ay souuentesfois ouy dire que<text:line-break/>chacun est franc en ses quatre pattes : car fort<text:line-break/>vous doutoys <text:span text:style-name="T21">»</text:span>, lors le Duc rist disant. <text:span text:style-name="T21">«</text:span> Vuidez<text:line-break/>hors du cheual, &amp; demourez comme vous<text:line-break/>estes. <text:span text:style-name="T21">»</text:span> Et il saillist hors du cheual disant, <text:span text:style-name="T21">«</text:span> ie<text:line-break/>vous remercie mon cher cheual qu’auez<text:line-break/>gardé ma vie, &amp; auez fait vn debonnaire<text:line-break/>seigneur pour moy, &amp;c. <text:span text:style-name="T21">»</text:span></text:p>
      <text:p text:style-name="P4"><text:soft-page-break/>Comment il s'en alla apres le Duc<text:line-break/>de Hessen pour vn paintre.</text:p>
      <text:p text:style-name="Normal"/>
      <text:p text:style-name="Standard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T21">«</text:span> Sire ie suis vn painĜ<text:line-break/>tre, dont l’on ne trouue le pareil : car ma<text:line-break/>science surmonte la plus grand partie des<text:line-break/>paintres <text:span text:style-name="T21">»</text:span> : le Conte luy dist : <text:span text:style-name="T21">«</text:span> Auez vous rien<text:line-break/><text:span text:style-name="pb">[f. 35]<text:line-break/></text:span>de vostre ouurage aupres de vous ? <text:span text:style-name="T21">»</text:span> &amp; il dist<text:line-break/>que ouy, &amp; il monstra paintures qu’il auoit<text:line-break/>apportées de Flandres lesquelles mout plaiÑ<text:line-break/>soient au Conte. Alors dist le Conte <text:span text:style-name="T21">«</text:span> 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 <text:span text:style-name="T21">»</text:span> Lors<text:line-break/>Vlespiegle dist. <text:span text:style-name="T21">«</text:span> Tres#redouté seigneur ainsi<text:line-break/>que vostre grace le veut auoir, cousteroit<text:line-break/>bien quatre cens florins dor. <text:span text:style-name="T21">»</text:span> Alors le Conte<text:line-break/>dist, <text:span text:style-name="T21">«</text:span> faites le nous accorderons bien, &amp; auec<text:line-break/>ce, ie vous feray vn plaisir. <text:span text:style-name="T21">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<text:span text:style-name="T21">e fire</text:span>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T21">«</text:span> Cher maistre souffres que nous pouons<text:line-break/>regarder si louurage est bon <text:span text:style-name="T21">»</text:span>, <text:span text:style-name="T21">«</text:span> bien <text:span text:style-name="pc">(</text:span>dist il<text:span text:style-name="pc">)</text:span> ie<text:line-break/><text:soft-page-break/>vous diray, deuant que vous verrez mon ou<text:span text:style-name="Police_20_par_20_défaut"><text:span text:style-name="T9">Ñ<text:line-break/></text:span></text:span>urage. Qui n’est point legitime ne peut<text:line-break/>veoir ma painture <text:span text:style-name="T21">»</text:span>, le conte dist. <text:span text:style-name="T21">«</text:span> Ce seroit<text:line-break/>vne moult merueilleuse chose <text:span text:style-name="T21">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T21">«</text:span> 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 <text:span text:style-name="T21">»</text:span> Ce Lantgraue ne veoit autre chose que<text:line-break/>le blanc mur, &amp; pensa en soymesmes, <text:span text:style-name="T21">«</text:span> ie suis<text:line-break/>donc vn filz d’vne ribaude : car ie ne voys<text:line-break/>autre chose que la blanche paroy. <text:span text:style-name="T21">»</text:span> Mais pour<text:line-break/>la ioyeuseté, il dit à Vlespiegle. <text:span text:style-name="T21">«</text:span> Maistre voÑ<text:line-break/>stre ouurage me plaist fort bien, mais nous<text:line-break/><text:span text:style-name="pb">[f. 37]<text:line-break/></text:span>n’auons point encore le meilleur entendeÑ<text:line-break/>ment <text:span text:style-name="T21">»</text:span>, &amp; s’en alla de la salle vers la contesse.<text:line-break/>Laquelle luy demanda. <text:span text:style-name="T21">«</text:span> Comment fait voÑ<text:line-break/>stre paintre, &amp; comment vous semble son<text:line-break/>ouurage, car i’ay malle fiance en luy, car il<text:line-break/>voit comme vn malicieux. <text:span text:style-name="T21">»</text:span> Le seigneur dist.<text:line-break/><text:span text:style-name="T21">«</text:span> Chere dame, son ouurage est bon, &amp; me<text:line-break/>plaist bien, &amp; s’il plaist au maistre allez le<text:line-break/>aussi regarder <text:span text:style-name="T21">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<text:span text:style-name="T21">«</text:span> maistre ie<text:line-break/>ne voy nulle painture, &amp; deusse ie à iamais<text:line-break/>demourer enfant d’vne putain. <text:span text:style-name="T21">»</text:span> Alors VleÑ<text:line-break/>spiegle pensa si les sottes me vueillent dire<text:line-break/>la verité : il me faut desmasonner, &amp; il s’en<text:line-break/><text:soft-page-break/>rit. Et la Duchesse vuida de la salle, &amp; alla<text:line-break/>aupres du Conte qui luy demanda comment<text:line-break/>l’ouurage luy plaisoit. Elle dist <text:span text:style-name="T21">«</text:span> mon seiÑ<text:line-break/>gneur à qui qu’il plaise, il ne plaist pas à noÑ<text:line-break/>stre sotte, car elle ne voit aucune painture<text:line-break/>n'aussi aucune de noz damoiseles, &amp; ie me<text:line-break/>douté que ce ne soit que tromperie <text:span text:style-name="T21">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<text:span text:style-name="T21">«</text:span> 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 <text:span text:style-name="T21">»</text:span>, &amp; Vlespiegle se partit<text:line-break/>de la &amp; onc ne voulut estre despuis paintre.</text:p>
      <text:p text:style-name="P4">Comment Vlespiegle disputa<text:line-break/>entre les docteurs.</text:p>
      <text:p text:style-name="Standard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re. Or quand il fut assis en la grand chaire,<text:line-break/>le recteur luy va demander. <text:span text:style-name="T21">«</text:span> Combien de<text:line-break/>muioz d’eau y a il en la mer ? <text:span text:style-name="T21">»</text:span> Vlespiegle<text:line-break/>dist. <text:span text:style-name="T21">«</text:span> Faites toutes les eaues demourer coy &amp;<text:line-break/>ie le mesureray <text:span text:style-name="T21">»</text:span>, &amp; par bonnes raisons vous<text:line-break/><text:soft-page-break/>feray entendre ce que au recteur estoit imÑ<text:line-break/>possible, ainsi il laissa à Vlespiegle le mesuÑ<text:line-break/>rer. Le recteur honteux demanda encore.<text:line-break/><text:span text:style-name="T21">«</text:span> Combien de iours sont passez depuis Adam<text:line-break/>iusques à maintenant ? <text:span text:style-name="T21">»</text:span> Vlespiegle responÑ<text:line-break/>dit. <text:span text:style-name="T21">«</text:span> Nomplus que sept, lesquelz quand ilz<text:line-break/>sont passez, de rechef recommancent autres<text:line-break/>sept iours, &amp; ainsi durera iusques en la fin du<text:line-break/>monde. <text:span text:style-name="T21">»</text:span> Or me dites la tro<text:span text:style-name="typo_5f_orig">i</text:span>siesme demande.<text:line-break/><text:span text:style-name="T21">«</text:span> Ou est le myllieu du monde ? <text:span text:style-name="T21">»</text:span> Vlespiegle<text:line-break/>dist. <text:span text:style-name="T21">«</text:span> C'est ceste maison, &amp; ce trouuerez vous<text:line-break/>ainsi, faites la mesurer tres#honnoré recteur,<text:line-break/>à tout vne longue corde, &amp; s’il y faut la larÑ<text:line-break/>geur d’vne paille i’auray tort. <text:span text:style-name="T21">»</text:span> Mais ainÑ<text:line-break/>çoys que le recteur le laissast mesurer il<text:line-break/>luy donna raison. <text:span text:style-name="T39">Quartement</text:span><text:span text:style-name="T21"> </text:span>demanda<text:line-break/>le Recteur. <text:span text:style-name="T21">«</text:span> Combien y a il de la terÑ<text:line-break/>re iusques au Ciel ? <text:span text:style-name="T21">»</text:span> Vlespiegle dist, <text:span text:style-name="T21">«</text:span> 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 <text:span text:style-name="T21">»</text:span> Encore demãda le recteur<text:line-break/><text:span text:style-name="pb">[f. 40]<text:line-break/></text:span><text:span text:style-name="pb"><text:span text:style-name="T21">«</text:span></text:span><text:span text:style-name="pb"> </text:span>Combien large est le Ciel. <text:span text:style-name="T21">»</text:span> Il dist que <text:span text:style-name="T21">«</text:span> 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 <text:span text:style-name="T21">»</text:span>, ilz<text:line-break/>leur failloit donner à Vlespiegle droit &amp;<text:line-break/>raison. Mais il partit de la se doutãt que auÑ<text:line-break/>cun mal luy pourroit auenir ou estre fait.</text:p>
      <text:p text:style-name="P4">Comment Vlespiegle deuint<text:line-break/>vn questeur.</text:p>
      <text:p text:style-name="Standard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<text:soft-pag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<text:span text:style-name="T21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5">n’oucuperoit</text:span> n'argueĜ<text:line-break/>roit l’autre de deshonnesteté &amp; desloyauté :<text:line-break/>car ilz estoiẽt tous francs &amp; deliures, car s’ilz<text:line-break/>eussent esté aucunes deshonnestes, il n’eust<text:line-break/><text:soft-page-break/>pas prins leur offrande. Ainsi furent les femĜ<text:line-break/>me bien ayses ou Vlespiegle vint &amp; le tinÑ<text:line-break/>tent pour vn bon &amp; deuot homme si bien<text:line-break/>sauoit couurir sa finesse.</text:p>
      <text:p text:style-name="P4">Comment Vlespiegle mangea à<text:line-break/>Bambergue pour argent.</text:p>
      <text:p text:style-name="Standard"><text:span text:style-name="lettrine4">U</text:span>N iour il vint de Norembergue<text:line-break/>à Bambergue &amp; auoit grãd fain<text:line-break/>&amp; s'en alla en vn logis ou pour<text:line-break/>lors estoit vne ioyeuse hostesse<text:line-break/>laquelle l’appella tres#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T21">«</text:span> ie suis vn<text:line-break/>poure compagnon donnez moy quelque<text:line-break/>peu à menger pour Dieu. <text:span text:style-name="T21">»</text:span> Alors l’hostesÑ<text:line-break/>se dist, <text:span text:style-name="T21">«</text:span> à la boucherie &amp; au boulenger ie<text:line-break/>ne puis riens auoir pour Dieu, pourtant, ie<text:line-break/><text:span text:style-name="pb">[f. 43]<text:line-break/></text:span>prens de l’argent <text:span text:style-name="T21">»</text:span> Vlespiegle dist, <text:span text:style-name="T21">«</text:span> cela me<text:line-break/>sert aussi bien menger pour argent pour<text:line-break/>combien<text:span text:style-name="T21"> mengera on », l’ostesse dit. « A la taÑ<text:line-break/>ble des Seigneurs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 à<text:line-break/>l’autre </text:span><text:span text:style-name="typo_5f_orig">. </text:span><text:span text:style-name="typo_5f_reg"><text:s/>.</text:span><text:span text:style-name="Police_20_par_20_défaut"><text:span text:style-name="T10">xviii</text:span></text:span><text:span text:style-name="T21">. auec mon mesnage pour</text:span><text:span text:style-name="typo_5f_orig">. </text:span><text:span text:style-name="typo_5f_reg"><text:s/>.</text:span><text:span text:style-name="Police_20_par_20_défaut"><text:span text:style-name="T10">xii</text:span></text:span><text:span text:style-name="T21">.<text:line-break/>deniers. » Lors Vlespiegle dist « le plus grand<text:line-break/>argent me sert mieux » &amp; il s'en alla seoir à<text:line-break/>la table des seigneurs, &amp; mengea tout plain.<text:line-break/>Et quant il fut bien plain il dist. « Hostesse il<text:line-break/>men faut partir dicy, &amp; n'ay point grãment<text:line-break/>d’argent, vueillez moy chasser dicy. » La dame<text:line-break/>dist. « Cher amy donnes moy 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<text:line-break/>&amp; allez. » « Nenny ce dit Vlespiegle vous me<text:line-break/>don</text:span><text:span text:style-name="typo_5f_reg">e</text:span><text:span text:style-name="T21">rez 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, car vous disiez qu'a<text:line-break/>la table des seigneurs lon mẽge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 <text:span text:style-name="T21">»</text:span>, lors dit l’hostesse. <text:span text:style-name="T21">«</text:span> Cest<text:line-break/>bien dit, vous auez bien mangé viande pour<text:line-break/>quattre personnes &amp; en bailleroys ie encore<text:line-break/>argent dauãtage ce seroit vne estrãge chose,<text:line-break/><text:soft-pag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 <text:span text:style-name="T21">»</text:span> Ainsi<text:line-break/>se partit Vlespiegle sans en auoir bon gré.<text:line-break/><text:span text:style-name="pb">[f. 44]</text:span></text:p>
      <text:p text:style-name="P4">Comment Vlespiegle s’en alla à<text:line-break/>Romme pour parler au pape.</text:p>
      <text:p text:style-name="Standard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T21">«</text:span> suis icy venu pour parler<text:line-break/>au pape <text:span text:style-name="T21">»</text:span>. Lors la véfue luy dist. <text:span text:style-name="T21">«</text:span> 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 <text:span text:style-name="T21">»</text:span> Lors dist Vlespiegle à son hostesse, <text:span text:style-name="T21">«</text:span> si ie<text:line-break/>vous faisoys parler à luy me donneries vous<text:line-break/>les cent ducatz ? <text:span text:style-name="T21">»</text:span>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<text:soft-pag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<text:span text:style-name="T21">«</text:span><text:span text:style-name="T5"> Ie</text:span> suis vn hõme chrestiẽ, &amp; tiẽs la mesme foy<text:line-break/>que mon hostesse tient <text:span text:style-name="T21">»</text:span>, &amp; la nõma par nom<text:line-break/>car elle estoit bien cogneue laquelle fut deÑ<text:line-break/>mandée &amp; vint deuant le pape qui luy dist<text:line-break/><text:span text:style-name="T21">«</text:span> Dame quelle creãce ou foy tenez vous ? <text:span text:style-name="T21">»</text:span> Elle<text:line-break/>respondit. <text:span text:style-name="T21">«</text:span> Ie croy en la sainte foy catholicÑ<text:line-break/>que, &amp; en tout ce que la sainte eglise comÑ<text:line-break/>mande &amp; defend. <text:span text:style-name="T21">»</text:span> Lors Vlespiegle dist <text:span text:style-name="T21">«</text:span> cela<text:line-break/>croy ie aussi. <text:span text:style-name="T21">»</text:span> Le pape dit <text:span text:style-name="T21">«</text:span> pourquoy vous<text:line-break/>tournastes vous en la messe le dos vers le<text:line-break/>saint sacrement ? <text:span text:style-name="T21">»</text:span> Vlespiegle dist. <text:span text:style-name="T21">«</text:span> Tres saint<text:line-break/><text:span text:style-name="pb">[f. 46]<text:line-break/></text:span>pere, ie suis vn grãd pecheur il me sembloit<text:line-break/>que ie nestoye pas digne de veoir le saint saĜ<text:line-break/>crement deuãt que ie fusse net <text:span text:style-name="T21">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P4">Comment Vlespiegle deceut à francÑ<text:line-break/>fort troys Iuifz ausquelz il venÑ<text:line-break/>dit de la merde.</text:p>
      <text:p text:style-name="Standard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<text:span text:style-name="T21">«</text:span> vous. hanterez aussi la marÑ<text:line-break/>chandise vous estes fort &amp; ieune &amp; ne besonĜ<text:line-break/>gnez point voulontiers, parquoy.aussi pratiÑ<text:line-break/>querez pour auoir argẽt sans peine ou traÑ<text:line-break/>uail. <text:span text:style-name="T21">»</text:span> Si couchoit toute la nuit pẽsant &amp; deuiĜ<text:line-break/><text:soft-pag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5">el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T21">«</text:span> Par cecy pourrions bien dire quand<text:line-break/>nostre messias viẽdra, &amp; ce seroit à noz Iuifz<text:line-break/>vn grand confort <text:span text:style-name="T21">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T21">«</text:span> selon que ma marchanÑ<text:line-break/>dise est ainsi menuoye dieu des marchans,<text:line-break/>car aux Iuifz sert ceste marchandise <text:span text:style-name="T21">»</text:span>. Et dist,<text:line-break/><text:span text:style-name="T21">«</text:span> Ie vous en dõne vne pour <text:span text:style-name="typo_5f_reg">.</text:span><text:span text:style-name="T21">ccccc.</text:span><text:span text:style-name="Police_20_par_20_défaut"><text:span text:style-name="T21"> </text:span></text:span><text:span text:style-name="T21">fl</text:span>orins d’or.<text:line-break/>Et si ne les voulez donner despartez vous diÑ<text:line-break/>cy &amp; laissez lestront tout coy. <text:span text:style-name="T21">»</text:span>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<text:soft-page-break/>rassembler. Et quand tous furẽt rassemblez,<text:line-break/>Lors se leua leur rabby, le principal ou souÑ<text:line-break/>uerain Iuif nommé Alripha disant que <text:span text:style-name="T21">«</text:span> 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 <text:span text:style-name="T21">»</text:span> Lors y auoit vn<text:line-break/><text:span text:style-name="pb">[f. 49]<text:line-break/></text:span>qui aussi lesprouua lequel dist, <text:span text:style-name="T21">«</text:span> lesprit de<text:line-break/>prophetiser est en moy, car nous sommes<text:line-break/>trompez &amp; deceuz, car cecy n’est autre choÑ<text:line-break/>se que de la merde <text:span text:style-name="T21">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P4">Comment Vlespiegle gagna le cheual<text:line-break/>du curé par sa confession.</text:p>
      <text:p text:style-name="Standard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5">mout</text:span> le<text:line-break/>cheual du prestre à achepter pour argent, &amp;<text:line-break/>enuoya souuentesfoys au curé qu’il luy voulĜ<text:line-break/><text:span text:style-name="T21">sist </text:span>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<text:span text:style-name="T21">«</text:span> sire que me voulez donĜ<text:line-break/><text:soft-page-break/><text:span text:style-name="pb">[f. 50]<text:line-break/></text:span>ner, &amp; ie vous liureray le cheual du prestre<text:line-break/>franc. <text:span text:style-name="T21">»</text:span> Le Duc respondit, <text:span text:style-name="T21">«</text:span> ie vous dõneray ma<text:line-break/>robbe qui est de rouge camelot &amp; vn manÑ<text:line-break/>teau mout richement orné de perles. <text:span text:style-name="T21">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T21">«</text:span> 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 <text:span text:style-name="T21">»</text:span> Vlespiegle<text:line-break/>dist <text:span text:style-name="T21">«</text:span> ie le veux bien confesser, mais vous en<text:line-break/>serez courroucé, &amp; le peché n’est pas si grãd<text:line-break/>mais il vous touche <text:span text:style-name="T21">»</text:span>, lors le prestre plus desira<text:line-break/>de le sauoir, &amp; dist <text:span text:style-name="T21">«</text:span> combiẽ que vous eussiez<text:line-break/>desrobe quelque chose ou tel qu'il seroit ceÑ<text:line-break/>luy à qui on le confesseroit luy pardonneÑ<text:line-break/>roit, &amp; iamais ne le hairoit. <text:span text:style-name="T21">»</text:span> Vlespiegle dist.<text:line-break/><text:span text:style-name="T21">«</text:span> O sire ie say bien que vous vous courrouceÑ<text:line-break/>rez, mais ie me sens si mal que ie le vous<text:line-break/>veux dire. I’ay couché pres de vostre chãbrieĜ<text:line-break/>re <text:span text:style-name="T21">»</text:span>, il luy demanda quãtesfoys, il dist, <text:span text:style-name="T21">«</text:span> nõ plus<text:line-break/><text:soft-page-break/>que cinq foys <text:span text:style-name="T21">»</text:span>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T21">«</text:span> il c’est confessé, est tellemẽt disposé<text:line-break/>que bien le croy. <text:span text:style-name="T21">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T21">«</text:span> Sire ayez souuenanÑ<text:line-break/>ce qu’auez reuelé confessiõ, men iray a HalĜ<text:line-break/>uerstat &amp; le diray a leuesque <text:span text:style-name="T21">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T21">«</text:span> ie ne prẽdray pas cent florins pour le<text:line-break/>taire, ie le reciteray à leuesque cõme il apÑ<text:line-break/>partiẽt <text:span text:style-name="T21">»</text:span>, le prestre pria sa chãbriere en plouÑ<text:line-break/>rant qu’elle vousist aller à Vlespiegle &amp; luy<text:line-break/>porter ce qu’il voudra &amp; qu’elle luy dõnast,<text:line-break/>lors Vlespiegle dist. <text:span text:style-name="T21">«</text:span> S’il me veut donner son<text:line-break/>cheual ie n'en diray riẽs, &amp; autre chose ie ne<text:line-break/>veux auoir <text:span text:style-name="T21">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laquelle Viespiegle fist par le curé hayr ce<text:line-break/>que deuant si cherement aymoit.</text:p>
      <text:p text:style-name="P4"><text:soft-page-break/>Comment Vlespiegle se loua à vn marechal.</text:p>
      <text:p text:style-name="Standard"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T21">«</text:span> suiuez moy auec les<text:line-break/>souffletz <text:span text:style-name="T21">»</text:span>, &amp; le maistre s’en alla au iardin<text:line-break/>faire son eau &amp; Vlespiegle print le sofflet,<text:line-break/>&amp; suyuoit son maistre au iardin, &amp; dist, <text:span text:style-name="T21">«</text:span> MaiÑ<text:line-break/>stre i’apporte icy l’vn des soufflez ou le laisÑ<text:line-break/>feray ie, ie men iray querir l’autre <text:span text:style-name="T21">»</text:span>, le maiÑ<text:line-break/>stre dist. <text:span text:style-name="T21">«</text:span> Cher valet ie ne l’entendz pas ainsi<text:line-break/>allez &amp; rapportez le en sa place <text:span text:style-name="T21">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T21">«</text:span> Dou vient ce que nous leuous<text:line-break/>si matin nous n’auons point accoustumé ce <text:span text:style-name="T21">»</text:span>,<text:line-break/>Vlespiegle dist <text:span text:style-name="T21">«</text:span> s'il vous plaist ie luy demanÑ<text:line-break/>deray <text:span text:style-name="T21">»</text:span>, ilz dirẽt que ouy. Lors Vlespiegle dist<text:line-break/><text:span text:style-name="T21">«</text:span> maistre pourquoy nous esueillez vous si maĜ<text:line-break/>tin ? <text:span text:style-name="T21">»</text:span> il dist. <text:span text:style-name="T21">«</text:span> C’est ma maniere q̃ mes valetz les<text:line-break/>premiers sept iours, non plus qu’vne demy<text:line-break/>nuit dormẽt. <text:span text:style-name="T21">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T21">«</text:span> regardez <text:span text:style-name="pc">(</text:span>dist le maistre<text:span text:style-name="pc">)</text:span>, estes vous<text:line-break/>enraigé ou fol, pourquoy ne laissez vous<text:line-break/>point vostre lit sur sa place <text:span text:style-name="T21">»</text:span>, Vlespiegle<text:line-break/>dist, <text:span text:style-name="T21">«</text:span> maistre ne vous courroucez pas, c’est<text:line-break/>ma maniere que quand i’ay couché vne<text:line-break/>demy nuit sur le lit que lors le lit gise<text:line-break/>vne demie nuit sur moy. <text:span text:style-name="T21">»</text:span> Le maistre dist.<text:line-break/><text:span text:style-name="T21">«</text:span> Portez le lit sur sa place, &amp; allez la haut<text:line-break/>hors de ma maison <text:span text:style-name="T21">»</text:span>, lors Vlespiegle dist,<text:line-break/><text:span text:style-name="T21">«</text:span> bien maistre <text:span text:style-name="T21">»</text:span>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<text:soft-page-break/>tomber sus le grenier &amp; le suiuoit auec<text:line-break/>les autres valetz &amp; veit que le toit estoit <text:span text:style-name="Police_20_par_20_défaut"><text:span text:style-name="T11">:</text:span>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<text:span text:style-name="T21">«</text:span> maistre appaisez vous, car<text:line-break/>il n’a fait autrement que luy auiez comÑ<text:line-break/>mandé vous luy auez commandé d’aller<text:line-break/>la haut hors de la maison ce qu'il à fait<text:line-break/>comme l’on peut veoir <text:span text:style-name="T21">»</text:span>, &amp; il fallut que le<text:line-break/><text:span text:style-name="pb">[f. 55]<text:line-break/></text:span>maistre fut content &amp; refaire son toit<text:span text:style-name="Police_20_par_20_défaut"><text:span text:style-name="T12">,</text:span></text:span><text:line-break/>car Vlespiegle estoit en voye.</text:p>
      <text:p text:style-name="P4">Comment Vlespiegle se loua auec<text:line-break/>vn cordonnier.</text:p>
      <text:p text:style-name="Standard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T21">«</text:span> maistre quelle façon tailleray-ie <text:span text:style-name="T21">»</text:span>, le corÑ<text:line-break/>donnier dist, <text:span text:style-name="T21">«</text:span> taillez grans &amp; petis comÑ<text:line-break/>me le porcher chasse dehors la porte <text:span text:style-name="T21">»</text:span>, VleĜ<text:line-break/>spiegle dist <text:span text:style-name="T21">«</text:span> bien <text:span text:style-name="T21">»</text:span>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T21">«</text:span> Qu'auez vous taillé &amp; m’aÑ<text:line-break/>uez tant de cuir gasté <text:span text:style-name="T21">»</text:span>. Vlespiegle dist, <text:span text:style-name="T21">«</text:span> ie<text:line-break/>l’ay fait comme le vouliez auoir <text:span text:style-name="T21">»</text:span>, le maiÑ<text:line-break/>stre dist. <text:span text:style-name="T21">«</text:span> Ce n’est pas ainsi ie ne vous auoi<text:span text:style-name="typo_5f_reg">s</text:span><text:line-break/>pas commandé de gaster mon cuir. <text:span text:style-name="T21">»</text:span> <text:span text:style-name="T21">«</text:span> 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petis, &amp; que les coudriez. <text:span text:style-name="T21">»</text:span> Alors <text:span text:style-name="T21">«</text:span> VlespieÑ<text:line-break/>gle <text:span text:style-name="pc">(</text:span>dist. Maistre<text:span text:style-name="pc">)</text:span> si ainsi l’eussiez dit, ie<text:line-break/>l’eusse volontiers fait, &amp; encore le feray<text:line-break/><text:soft-page-break/>ie. <text:span text:style-name="T21">»</text:span> Lors le maistre luy pardonna : car il<text:line-break/>promist de faire ce qu’il luy diroit &amp; comĜ<text:line-break/>manderoit. Le lendemain le maistre mesÑ<text:line-break/>mes tailla les souliers, &amp; les donna à VleÑ<text:line-break/>spiegle disant. <text:span text:style-name="T21">«</text:span> Cousez les petis souliers<text:line-break/>auec les grans l’vn parmy l’autre <text:span text:style-name="T21">»</text:span>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T21">«</text:span> vous estes vn bon valet :<text:line-break/>car vous faites ce qu'on vous commande. <text:span text:style-name="T21">»</text:span>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 <text:span text:style-name="T21">»</text:span> : le maistre fut haÑ<text:line-break/>stif &amp; print le cuyr taillé &amp; dist. <text:span text:style-name="T21">«</text:span> Tenez<text:line-break/>vela autres cuyr taillez d’autre souliers seĜ<text:line-break/>lon vne forme <text:span text:style-name="T21">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T21">«</text:span> N’apÑ<text:line-break/>partient il pas à vn fenestre aussi vn droit<text:line-break/>soulier ? <text:span text:style-name="T21">»</text:span> Vlespiegle dist <text:span text:style-name="T21">«</text:span> voire si les vouÑ<text:line-break/>lez auoir i’en tailleray bien des droitz. <text:span text:style-name="T21">»</text:span><text:line-break/>Et le maistre dist. <text:span text:style-name="T21">«</text:span> Prenez vous vn souÑ<text:line-break/>lier sans l’autre ? <text:span text:style-name="T21">»</text:span> Vlespiegle dist <text:span text:style-name="T21">«</text:span> vous me<text:line-break/>difiez que ie les taillasse apres vne forme <text:span text:style-name="T21">»</text:span>,<text:line-break/>le maistre dist. <text:span text:style-name="T21">«</text:span> Ie vous en pourroys tant<text:line-break/>commander que par vous me faudroit faiĜ<text:line-break/>re bancqueroute, &amp; payez moy mon cuyr<text:line-break/>que vous m’auez gasté. <text:span text:style-name="T21">»</text:span> Vlespiegle dist, <text:span text:style-name="T21">«</text:span> le<text:line-break/>taneur sait bien faire plus de cuyr &amp; se<text:line-break/>leua disant. I’ay esté en ceste maison &amp; iaÑ<text:line-break/>mais n’y reuiẽdray &amp; vuida hors la ville. <text:span text:style-name="T21">»</text:span></text:p>
      <text:p text:style-name="P4"><text:soft-page-break/>Comment Vlespiegle vendit de la<text:line-break/>merde pour graisse.</text:p>
      <text:p text:style-name="Standard"><text:span text:style-name="lettrine4"><text:span text:style-name="T9">Q</text:span></text:span><text:span text:style-name="style_5f_uc"><text:span text:style-name="T53">v</text:span></text:span><text:span text:style-name="style_5f_sc">and</text:span> Vlespiegle eut gasté<text:line-break/>au cordonnier beaucoup de<text:line-break/>cuyr, le maistre quand il apÑ<text:line-break/>perceut fut mout triste &amp; doÑ<text:line-break/><text:span text:style-name="pb">[f. 58]<text:line-break/></text:span>lent &amp; Vlespiegle reuint en la ville à son<text:line-break/>maistre &amp; dist, <text:span text:style-name="T21">«</text:span> il m’est venu vn l’ast de<text:line-break/>sieu lequel ie vous veux donner à bon<text:line-break/>marché pour vostre dommage, par moy<text:line-break/>eu. <text:span text:style-name="T21">»</text:span> Lors le cordonnier dist <text:span text:style-name="T21">«</text:span> cher amy de<text:line-break/>ce ne faites que bien &amp; si vous auez bon<text:line-break/>marché à donner, laissez le moy auoir. <text:span text:style-name="T21">»</text:span><text:line-break/>Vlespiegle dist, <text:span text:style-name="T21">«</text:span> ie le feray <text:span text:style-name="T21">»</text:span>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1">accorderent du pris &amp; donna pour<text:line-break/>le last</text:span><text:span text:style-name="typo_5f_orig">. </text:span><text:span text:style-name="typo_5f_reg"><text:s/>.</text:span><text:span text:style-name="T21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1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<text:soft-page-break/>dist <text:span text:style-name="T21">«</text:span> vn chacun n’ettoye ses souliers, car<text:line-break/>l’vn de vous à marché en la merde <text:span text:style-name="T21">»</text:span>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P4">Comment Vlespiegle seruit vn couÑ<text:line-break/>sturier.</text:p>
      <text:p text:style-name="Standard"><text:span text:style-name="lettrine4">V</text:span>N certain temps seruit VleÑ<text:line-break/>spiegle vn cousturier à Berlin<text:line-break/>&amp; quand il deuoit ouurer le<text:line-break/>maistre dist. <text:span text:style-name="T21">«</text:span> Quand vous vouÑ<text:line-break/>lez coudre cousez bien &amp; fermement que<text:line-break/>l’on ne le voye. <text:span text:style-name="T21">»</text:span> Lors si s'en alla seoir desÑ<text:line-break/>souz vn tonneau, ce voyant le maistre,<text:line-break/>dist que <text:span text:style-name="T21">«</text:span> voulez vous maintenant comÑ<text:line-break/><text:span text:style-name="pb">[f. 60]<text:line-break/></text:span>mencer, cecy est vne terrible maniere <text:span text:style-name="T21">»</text:span>,<text:line-break/>lors Vlespiegle dit <text:span text:style-name="T21">«</text:span> maistre vous me diÑ<text:line-break/>siez que quand ie couldroys que l’on ne<text:line-break/>le veist, &amp; cecy ne voit on pas, ne moy<text:line-break/>aussi ne le puis veoir <text:span text:style-name="T21">»</text:span>, lors le maistre<text:line-break/>dit, <text:span text:style-name="T21">«</text:span> cher valet ne cousez pas ainsi, ains que<text:line-break/>l’on le puist veoir <text:span text:style-name="T21">»</text:span>, &amp; il fit ainsi. Au troiÑ<text:line-break/>siéme iour au soir fut le maistre fort traÑ<text:line-break/>uailé &amp; s’en vouloit aller au lit, puis il y<text:line-break/>auoit vne grise robbe à faire d’vn païsant<text:line-break/>à demy faite, laquelle le maistre print &amp;<text:line-break/>la geta à<text:span text:style-name="T5"> Vlespiegle disant </text:span><text:span text:style-name="T21">«</text:span><text:span text:style-name="T5"> prenez le loup<text:line-break/>&amp; le parfaites </text:span><text:span text:style-name="T21">»</text:span><text:span text:style-name="T5"> </text:span><text:span text:style-name="T21">«</text:span><text:span text:style-name="T5"> bien </text:span><text:span text:style-name="pc">(</text:span>dist Vlespiegle<text:span text:style-name="pc">)</text:span> <text:span text:style-name="T21">«</text:span> ie le<text:line-break/>feray <text:span text:style-name="T21">»</text:span>, &amp; le maistre s’en alla coucher &amp; n'y<text:line-break/>pensa plus. Et tailla la ro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T21">«</text:span> dyable auez vous<text:line-break/>fait ? <text:span text:style-name="T21">»</text:span> Vlespiegle dist <text:span text:style-name="T21">«</text:span> vn loup comme m’aÑ<text:line-break/>uiez commandé <text:span text:style-name="T21">»</text:span>, le maistre dist, <text:span text:style-name="T21">«</text:span> cela ie ne<text:line-break/>cuidoye pas, car vne grise robbe d’vn païĜ<text:line-break/>sant, est appellée icy vn loup <text:span text:style-name="T21">»</text:span>, lors VlespieĜ<text:line-break/><text:soft-page-break/>gle dist. <text:span text:style-name="T21">«</text:span> Si ie l’eusse seu i’eusse mieux ayÑ<text:line-break/>me faire vne robbe q̃ vn loup <text:span text:style-name="T21">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<text:span text:style-name="T3"> </text:span><text:span text:style-name="T20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<text:span text:style-name="T21">«</text:span> rues les manches à la robbe. <text:span text:style-name="T21">»</text:span><text:line-break/>Vlespiegle dist <text:span text:style-name="T21">«</text:span> bien <text:span text:style-name="T21">»</text:span>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T21">«</text:span> qu’elle follie faites vous<text:line-break/>ores ? <text:span text:style-name="T21">»</text:span> Vlespiegle répondit tout courrouÑ<text:line-break/>cé, <text:span text:style-name="T21">«</text:span> est cecy follie. I’ay fait ainsi toute la<text:line-break/>nuit, vous, sauiez bien que c’estoit peine<text:line-break/>perdue. <text:span text:style-name="T21">»</text:span> Le maistre dist <text:span text:style-name="T21">«</text:span> pensoye ie qu’ainÑ<text:line-break/>si l'entendriez, mon intention estoit que<text:line-break/>vous eussiez cousu les manches à la robÑ<text:line-break/>be. <text:span text:style-name="T21">»</text:span> Vlespiegle dist <text:span text:style-name="T21">«</text:span> 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 <text:span text:style-name="T21">»</text:span> Non dist le maistre, <text:span text:style-name="T21">«</text:span> ie ne<text:line-break/>vous ay point loué pour dormir. <text:span text:style-name="T21">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P4">Comment Vlespiegle deceut le tauerÑ<text:line-break/>nier de vin à L’ubeque.</text:p>
      <text:p text:style-name="Standard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<text:soft-page-break/>uernier au cellier des seigneurs <text:span text:style-name="typo_5f_orig">s</text:span><text:span text:style-name="typo_5f_reg">f</text:span>ort orÑ<text:line-break/>guilleux &amp; fier, &amp; dist <text:span text:style-name="T21">«</text:span> qui voudroit bien<text:line-break/>veoir homme qui le sauroit tromper &amp;<text:line-break/>moquer en sagesse. <text:span text:style-name="T21">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1">tire</text:span></text:span><text:span text:style-name="damage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<text:span text:style-name="T21">«</text:span> combien couste le vin. <text:span text:style-name="T21">»</text:span> Le tauernier<text:line-break/>dist que dix deniers, lors Vlespiegle dist.<text:line-break/><text:span text:style-name="pb">[f. 63]<text:line-break/></text:span><text:span text:style-name="pb"><text:span text:style-name="T21">«</text:span></text:span><text:span text:style-name="pb"> </text:span>Le vin m’est trop cher, ie n’ay que huit<text:line-break/>deniers, le puis ie auoir pour les huit <text:span text:style-name="T21">»</text:span>, le<text:line-break/>tauernier dist &amp; se courrouça, <text:span text:style-name="T21">«</text:span> voulez<text:line-break/>vous mettre le vin à pris, il n’est pas beÑ<text:line-break/>soin<text:span text:style-name="T5">g </text:span><text:span text:style-name="T21">»</text:span><text:span text:style-name="T5">, c’est </text:span>vn denier ordinaire, &amp; que<text:line-break/>ainsi ne le veut le peut laisser au celier,<text:line-break/>lors Vlespiegle dist. <text:span text:style-name="T21">«</text:span> Cela ie ne sauoys pas,<text:line-break/>ie n’ay que huit deniers, si iceux ne vouÑ<text:line-break/>lez versez le vin dehors <text:span text:style-name="T21">»</text:span>, lors le tauerÑ<text:line-break/>nier print leau, mout courroucé &amp; la verĜ<text:line-break/>sa au bas du tonneau cuidant que ce fust<text:line-break/>le vin, mais c’estoit leau, &amp; le tauernier<text:line-break/>dist. <text:span text:style-name="T21">«</text:span> Qu'estes vous vn sol, vous laissez<text:line-break/>vous tirer le vin lequel ne sauez payer. <text:span text:style-name="T21">»</text:span><text:line-break/>Lors Vlespiegle s’en despartit auec son<text:line-break/>pot disant <text:span text:style-name="T21">«</text:span> ie voy bien que tu es vn fol,<text:line-break/>car nul n'est si sage qu’il ne se laisse bien<text:line-break/>aucunesfois tromper des folz, combien<text:line-break/>que vous soyez vn tauernier de vin. <text:span text:style-name="T21">»</text:span> Et<text:line-break/>Vlespiegle se partit de la <text:span text:style-name="Police_20_par_20_défaut"><text:span text:style-name="T7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6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oft-pag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T21">«</text:span> ie ne prieray pas, ains si autrement<text:line-break/>me vueillez accorder ma demande ie vous<text:line-break/>prie que chacun me donne sur cela sa main <text:span text:style-name="T21">»</text:span>,<text:line-break/>auquel les Seigneurs firent volontiers en<text:line-break/>luy promettant par mains &amp; bouche d’acÑ<text:line-break/><text:soft-page-break/>complir sa priere, lors Vlespiegle parla,<text:line-break/><text:span text:style-name="T21">«</text:span> 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 <text:span text:style-name="T21">»</text:span>, lors<text:line-break/>il dist, <text:span text:style-name="T21">«</text:span> ie tiens le conseil de Lubeque si honĜ<text:line-break/>neste en ditz qu’ilz tiendront ce qu’ilz mõt<text:line-break/>promis, par leurs mains &amp; bouches. <text:span text:style-name="T21">»</text:span>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P4">Comment Vlespiegle deuint vn<text:line-break/>faiseur de lunettes<text:span text:style-name="Police_20_par_20_défaut"><text:span text:style-name="T12">.</text:span></text:span></text:p>
      <text:p text:style-name="Standard"><text:span text:style-name="lettrine4">S</text:span>V<text:span text:style-name="Police_20_par_20_défaut"><text:span text:style-name="T9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<text:span text:style-name="T21">«</text:span> si assembleront<text:line-break/>ilz me donneront quelque chose quand ne<text:line-break/>seroit qu’vne armure d’argent i’y veux aller <text:span text:style-name="T21">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T21">«</text:span> Ie suis vn faiseur de luÑ<text:line-break/>netes &amp; vient de Brabant, &amp; ne puis<text:line-break/>nulle part auoir de l'ouurage car noÑ<text:line-break/>stre mestier ne vaut riens. <text:span text:style-name="T21">»</text:span> leuesque dist <text:span text:style-name="T21">«</text:span> 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<text:soft-page-break/>besoing de beaucoup de lunettes <text:span text:style-name="T21">»</text:span>, VlespieÑ<text:line-break/>gle respondit. <text:span text:style-name="T21">«</text:span> Tres#redouté seigneur vous<text:line-break/>dites la verité, mais vne chose gaste nostre<text:line-break/>mestier, laquelle ie vous voudrois bien diÑ<text:line-break/>re : mais ie doute vostre courroux <text:span text:style-name="T21">»</text:span>, leuesque<text:line-break/>dit, <text:span text:style-name="T21">«</text:span> dites le hardiment sans auoir paour<text:line-break/>qu’elle chose qui soit, nous sommes bien<text:line-break/>accoustumez de vous semblables ouir parÑ<text:line-break/>ler. <text:span text:style-name="T21">»</text:span> Lors Vlespiegle dist. <text:span text:style-name="T21">«</text:span> Tres#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 <text:span text:style-name="T21">»</text:span>, leuesque entendit le texte<text:line-break/>sans la glose, &amp; dist à Vlespiegle. <text:span text:style-name="T21">«</text:span> Suiues<text:line-break/>nous à Francfort, ie vous donneray mes arÑ<text:line-break/>mes &amp; habillemens. <text:span text:style-name="T21">»</text:span> Et Vlespiegle demouÑ<text:line-break/>ra illec iusques à ce que l’Empereur fut<text:line-break/>esleu &amp; ordonné, &amp; lors il retourna au<text:line-break/>païs de Saxe.</text:p>
      <text:p text:style-name="P4">Comment Vlespiegle se loua<text:line-break/>pou vn cuysinier.</text:p>
      <text:p text:style-name="Standard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<text:soft-page-break/>spiegle respondit par couuerte finesse qu’il<text:line-break/>estoit seruiteur d’vn cuisinier, &amp; qu'il n’aÑ<text:line-break/>uoit point de seruice. Le marchant responÑ<text:line-break/>dit. <text:span text:style-name="T21">«</text:span> Si vous voulez estre bon valeton ie vous<text:line-break/>loueray &amp; donneray bon loyer &amp; habilleÑ<text:line-break/>mens i’ay vne femme qui se cõplaint tousÑ<text:line-break/>iours sur les cuysiniers. <text:span text:style-name="T21">»</text:span> Vlespiegle luy proÑ<text:line-break/>mist destre bon &amp; leal valeron. Lors le marÑ<text:line-break/>chant luy demanda son non lequel il reÑ<text:line-break/><text:span text:style-name="pb">[f. 69]<text:line-break/></text:span>spondit, <text:span text:style-name="T21">«</text:span> ie suis appellé Bartholomeus. <text:span text:style-name="T21">»</text:span> Le<text:line-break/>marchant dist <text:span text:style-name="T21">«</text:span> ce nom est trop long vous seÑ<text:line-break/>rez nommé Dol <text:span text:style-name="T21">»</text:span>, <text:span text:style-name="T21">«</text:span> mon seigneur <text:span text:style-name="pc">(</text:span>dist VlespieÑ<text:line-break/>gle<text:span text:style-name="pc">)</text:span>, comme il vous plaira ie seray appellé <text:span text:style-name="T21">»</text:span>,<text:line-break/>lors dist le marchant, <text:span text:style-name="T21">«</text:span> 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 <text:span text:style-name="T21">»</text:span> Lors ilz vindrent ensemÑ<text:line-break/>ble à la maison, &amp; la femme dist, <text:span text:style-name="T21">«</text:span> cher baron<text:line-break/>que ferez vous à tout ce valeton, cuidez vous<text:line-break/>que vostre pain se mouesira ? <text:span text:style-name="T21">»</text:span> Le marchant<text:line-break/>dist, <text:span text:style-name="T21">«</text:span> vous le verrez bien demain <text:span text:style-name="T21">»</text:span> : &amp; il appella<text:line-break/>le valeton disant. <text:span text:style-name="T21">«</text:span> Dol prenez le cretin &amp; me<text:line-break/>suiuez à la boucherie. <text:span text:style-name="T21">»</text:span> Et le marchant acheta<text:line-break/>de la chair pour rostir, &amp; dist à son valeton,<text:line-break/><text:span text:style-name="T21">«</text:span> Dol mettez lé demain au matin pour roÑ<text:line-break/>stir, mais la laissez froidement &amp; de loing<text:line-break/>rostir qu’il ne brusle, &amp; l’autre chair appoinĜ<text:line-break/>tez la de bonne heure. <text:span text:style-name="T21">»</text:span> Et Vlespiegle dit,<text:line-break/><text:span text:style-name="T21">«</text:span> bien mon seigneur. <text:span text:style-name="T21">»</text:span>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T21">«</text:span> Ou est il ? <text:span text:style-name="T21">»</text:span> Vlespiegle dist,<text:line-break/><text:span text:style-name="T21">«</text:span> en la broche entre deux tonneaux au celier,<text:line-break/>ie ne scauoye plus froit lieu, &amp; place en touĜ<text:line-break/>te la maison, car vous disiez que ie la meisse<text:line-break/>froidement qu’il ne bruslast, &amp; ne scauoye<text:line-break/><text:soft-page-break/>quand le vouliez auoir rosty. <text:span text:style-name="T21">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T21">«</text:span> femme soyez<text:line-break/>contente, il me faut estre à Goslayer ou il<text:line-break/>me le conuient mener &amp; quand ie seray reÑ<text:line-break/>tourné <text:span text:style-name="T21">»</text:span> lors il s’en ira &amp; ainsi le marchant alÑ<text:line-break/>la auec ses gens à table &amp; fit bonne chere.<text:line-break/>Au soir appella le marchant son valeton &amp;<text:line-break/>dit. <text:span text:style-name="T21">«</text:span> Dol aprestez le chariot pour demain au<text:line-break/>matin, car moy &amp; vn prestre deuons aller à<text:line-break/>Goslayer, si aprestez le chariot &amp; l’engresÑ<text:line-break/>sez bien. <text:span text:style-name="T21">»</text:span> Quand tous furent couchez VleÑ<text:line-break/>spiegle engressa le chariot dedans &amp; dehors.<text:line-break/>Et le lendemain matin alla le marchãt auec<text:line-break/>le prestre au chariot &amp; cheuaucherent enÑ<text:line-break/>semble. Et en chemin le prestre toucha ses<text:line-break/>m<text:span text:style-name="T5">ains à lechelle, &amp; les fit toutes grasses, &amp;<text:line-break/>dit </text:span><text:span text:style-name="T21">«</text:span><text:span text:style-name="T5"> que Dya</text:span>ble est icy si gras <text:span text:style-name="T21">»</text:span>, &amp; appelloient<text:line-break/>Vlespiegle &amp; se regarderent bien, si se trouÑ<text:line-break/><text:span text:style-name="pb">[f. 71]<text:line-break/></text:span>uerent tous ors de la gresse deuant &amp; derÑ<text:lin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T21">«</text:span> cheuauchez<text:line-break/>au gibet. <text:span text:style-name="T21">»</text:span> Et quand il eut vn peu cheuauché<text:line-break/>il veit de loing vn gibet &amp; cheuaucha desÑ<text:line-break/>souz, &amp; quand le chariot fut dessouz il s'arÑ<text:line-break/>resta &amp; deslia les cheuaux. Le marchant dit,<text:line-break/><text:span text:style-name="T21">«</text:span> que voulez vous faire <text:span text:style-name="T21">»</text:span>, &amp; il dit. <text:span text:style-name="T21">«</text:span> Vous me cõÑ<text:line-break/>mandiez de cheuaucher au gibet, ou nous<text:line-break/>sommes, ie vous cuydoys icy loger <text:span text:style-name="T21">»</text:span>, le marÑ<text:line-break/>chãt regarda dehors &amp; se vit estre dessouz le<text:line-break/>gibet &amp; ne scauoiẽt que faire, ilz se cõmenÑ<text:line-break/>cerent à rire, &amp; le marchant dit, <text:span text:style-name="T21">«</text:span> cheuauchez<text:line-break/>tout droit sans regarder derriere. <text:span text:style-name="T21">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<text:soft-pag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<text:span text:style-name="T21">«</text:span> assez merueilleusement : mais<text:line-break/>nous sommes reuenus. <text:span text:style-name="T21">»</text:span> Le marchant l’appelĜ<text:line-break/>la disant, <text:span text:style-name="T21">«</text:span> demourez ceste nuit beuuez &amp;<text:line-break/>mẽgez : demain vuidez la maison : ie ne vous<text:line-break/>vueil plus, vous estes vn malicieux <text:span text:style-name="T21">»</text:span>,il dist<text:line-break/><text:span text:style-name="T21">«</text:span> bien cher maistre <text:span text:style-name="T21">»</text:span> quand le l’endemain fut<text:line-break/>leué : dist le marchant <text:span text:style-name="T21">«</text:span> mengez, beuuez, ie<text:line-break/>m'en voys à l’eglise, gardez que ie ne vous<text:line-break/>trouue plus ceans ou le Dyable vous emÑ<text:line-break/>portera <text:span text:style-name="T21">»</text:span>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<text:span text:style-name="T21">«</text:span> O valeton<text:line-break/>que faites vous maintenant ? <text:span text:style-name="T21">»</text:span> Vlespiegle reÑ<text:line-break/>spondit, <text:span text:style-name="T21">«</text:span> vous me disiez que ie vuiderois la<text:line-break/>maison &amp; que ie m’en irois <text:span text:style-name="T21">»</text:span> : le marchãt dist :<text:line-break/><text:span text:style-name="T21">«</text:span> laissez mes choses icy, &amp; allez au diable <text:span text:style-name="T21">»</text:span>, <text:span text:style-name="T21">«</text:span> heÑ<text:line-break/>las <text:span text:style-name="pc">(</text:span>dist Vlespiegle<text:span text:style-name="pc">)</text:span> ie fais ce qu’on me comÑ<text:line-break/>mande, &amp; encore ne puis ie auoir paix. <text:span text:style-name="T21">»</text:span> Ainsi<text:line-break/>il se partit du marchant, lequel fist porter<text:line-break/>les vtensilles à la maison.</text:p>
      <text:p text:style-name="P4">Comment Vlespiegle fut prie<text:line-break/>&amp; inuité de dehors.</text:p>
      <text:p text:style-name="Standard"><text:span text:style-name="lettrine2"><text:span text:style-name="T12">A</text:span></text:span> Lunembourg demouroit vn faiseur<text:line-break/>de fluttes qui auoit couru &amp; truandé<text:line-break/>par les païs, si qu’il sauoit de toute finesse &amp;<text:line-break/><text:span text:style-name="pb">[f. 73]<text:line-break/></text:span>malice, lequel vint vne foys aupres de VleÑ<text:line-break/>spiegle, &amp; l’inuita, disant <text:span text:style-name="T21">«</text:span> venez demain disÑ<text:line-break/>ner auec moy, ce que saurez &amp; pourrez <text:span text:style-name="T21">»</text:span>, <text:span text:style-name="T21">«</text:span> bien <text:span text:style-name="T21">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<text:span text:style-name="T40">s</text:span><text:span text:style-name="typo_5f_orig"><text:span text:style-name="T40">ë</text:span></text:span><text:span text:style-name="typo_5f_reg"><text:span text:style-name="T40">é</text:span></text:span>e, &amp; la maison demoura toute<text:line-break/>close. Adonc il se trouua trompé &amp; s’en parÑ<text:line-break/>tit de la, le lendemain il trouua le faiseur de<text:line-break/><text:soft-page-break/>fleuttes sur le marché &amp; dist. <text:span text:style-name="T21">«</text:span> Amy quand<text:line-break/>vous enuitez aucun fermez vous alors vostre<text:line-break/>maison <text:span text:style-name="T21">»</text:span> lequel respondit. <text:span text:style-name="T21">«</text:span> Ie vous disoys que<text:line-break/>viendriez manger ce que saurez. Et quand<text:line-break/>la maison estoit close vous ne pouiez enÑ<text:line-break/>trer pour manger <text:span text:style-name="T21">»</text:span>, Vlespiegle dist. <text:span text:style-name="T21">«</text:span> Ie vous<text:line-break/>remercie de ce ie n’en sauois riens, i’apprẽs<text:line-break/>tousiours <text:span text:style-name="T21">»</text:span> l’autre rioit &amp; dist. <text:span text:style-name="T21">«</text:span> Sans bauer alÑ<text:line-break/>lez à ma maison ie yous suyuray il y a roÑ<text:line-break/>sty &amp; boully, vous y serez tout seul <text:span text:style-name="T21">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<text:span text:style-name="T21">«</text:span> ie tourneray la broche <text:span text:style-name="T21">»</text:span>,<text:line-break/><text:span text:style-name="T21">«</text:span> cher amy faites ainsi ie retourneray bien<text:line-break/>tost. <text:span text:style-name="T21">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pb"><text:span text:style-name="T21">«</text:span></text:span><text:span text:style-name="pb"> </text:span>Vlespiegle est à nostre maison qui dit que<text:line-break/>lon vous auoit donné vu esturgeon, lequel<text:line-break/>nous vous ayderions à porter <text:span text:style-name="T21">»</text:span> l'homme se<text:line-break/>courrouça &amp; dist, <text:span text:style-name="T21">«</text:span> ne sauiez vous demourer<text:line-break/>à l’hostel, ce n’est qu'vne finesse. <text:span text:style-name="T21">»</text:span> Et quand<text:line-break/>elles furent dehors la maison, si ferma VleÑ<text:line-break/>spiegle la maison par tout, &amp; le mary dist<text:line-break/><text:span text:style-name="T21">«</text:span> femme voyez vous bien quel esturgeon<text:line-break/>vous auez esté querir <text:span text:style-name="T21">»</text:span>, &amp; frappa à l’huis, VleÑ<text:line-break/>spiegle dist <text:span text:style-name="T21">«</text:span> laissez le frapper. Car l'hoste de<text:line-break/>ceans m'a dit que ie seroye icy tout seul &amp;<text:line-break/>personne plus, parquoy venez apres le disÑ<text:line-break/>ner <text:span text:style-name="T21">»</text:span>, le fluteur dist, <text:span text:style-name="T21">«</text:span> cela n’entendoye ie pas<text:line-break/>ainsi <text:span text:style-name="T21">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T21">«</text:span> Cela ne sont<text:line-break/>point accoustumez de faire bons hostes qui<text:line-break/>ferment leur hoste hors de la maison <text:span text:style-name="T21">»</text:span>, &amp; ainÑ<text:line-break/>si l’hoste fut payé de Vlespiegle.</text:p>
      <text:p text:style-name="P4">Comment Vlespiegle gaigna<text:line-break/>vn drag de leyne.</text:p>
      <text:p text:style-name="Standard"><text:span text:style-name="lettrine4">V</text:span>Lespiegle vouloit tousious faiÑ<text:line-break/>re bonne chere, bien boire &amp;<text:line-break/>bien mẽger, &amp; point besongner<text:line-break/><text:soft-pag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T21">«</text:span> il faut que vous m’aydez à tesÑ<text:line-break/>mongner que ce q̃ le païsant porte est bleu,<text:line-break/>vous aurez chacun vn bon denier si ie gagne<text:line-break/>le drap de luy. <text:span text:style-name="T21">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<text:span text:style-name="T21">«</text:span> ie metĜ<text:line-break/>tray vingt florins encontre le drap qu’il est<text:line-break/>bleu &amp; le premier que nous rencontrerons<text:line-break/>cognoissant couleur le dira <text:span text:style-name="T21">»</text:span>, dont ilz estoient<text:line-break/>contens. Et Vlespigle donna au cõpagnon<text:line-break/>le signe lequel lors arriua. Le païsant dist.<text:line-break/><text:span text:style-name="T21">«</text:span> Nous deux estriuons icy de quel couleur ce<text:line-break/>drap est, or en dictes la verité, &amp; de ce que<text:line-break/>vous en direz sommes tous deux contens <text:span text:style-name="T21">»</text:span>, le<text:line-break/>compagnon dist. <text:span text:style-name="T21">«</text:span> C'est droictement beau<text:line-break/>drap bleu <text:span text:style-name="T21">»</text:span> <text:span text:style-name="T21">«</text:span> non <text:span text:style-name="pc"><text:span text:style-name="T40">(</text:span></text:span>dist le païsant<text:span text:style-name="pc"><text:span text:style-name="T40">)</text:span></text:span> vous estes<text:line-break/>tous deux malicieux, vous auez co<text:span text:style-name="typo_5f_orig">u</text:span><text:span text:style-name="typo_5f_reg">n</text:span>clu<text:line-break/>entre vous cecy pour me decepuoir. <text:span text:style-name="T21">»</text:span><text:line-break/><text:span text:style-name="pb">[f. 76]<text:line-break/></text:span>Lors Vlespiegle dist <text:span text:style-name="T21">«</text:span> pource que vous le diÑ<text:line-break/>tes ie vous laisse, mais icy vient vn prestre de<text:line-break/>ce qu’il en dira encores suis ie content, car<text:line-break/>il est vn prestre de Dieu il ne mentira point <text:span text:style-name="T21">»</text:span><text:line-break/>dont le païsant en fut content. Et quand le<text:line-break/>prestre vint aupres d'eux. Vlespiegle dist<text:line-break/><text:span text:style-name="T21">«</text:span> mon seigneur dites nous quel couleur à ce<text:line-break/>drap. <text:span text:style-name="T21">»</text:span> Le prestre dist <text:span text:style-name="T21">«</text:span> mes amys vous le voyez<text:line-break/>bien. <text:span text:style-name="T21">»</text:span> <text:span text:style-name="T21">«</text:span> Il est vray <text:span text:style-name="pc"><text:span text:style-name="T40">(</text:span></text:span>dist le païsant<text:span text:style-name="pc"><text:span text:style-name="T40">)</text:span></text:span>, mais ces deux<text:line-break/>disent que i'ay menty <text:span text:style-name="T21">»</text:span>, le prestre dist « que ay<text:line-break/>ie à faire de vostre estriuer s'il est ou noir<text:line-break/>ou blanc. <text:span text:style-name="T21">»</text:span> Le païsant dist <text:span text:style-name="T21">«</text:span> ie vous prie sire<text:line-break/><text:soft-page-break/>qu’il vous plaise de nous accorder, &amp; sepaÑ<text:line-break/>rer <text:span text:style-name="T21">»</text:span>, le prestre dist. <text:span text:style-name="T21">«</text:span> Pource que vous me le<text:line-break/>requerez si ne puis à autre chose voir à ce<text:line-break/>drap sinon qu’il est bleu. <text:span text:style-name="T21">»</text:span> Adonc le païsant<text:line-break/>dit. <text:span text:style-name="T21">«</text:span> Se vous ne fussiez vn prestre ie diroys<text:line-break/>que vous en mentez, &amp; que vous estes tous<text:line-break/>trois malicieux coquins, mais pource que<text:line-break/>vous estes vn prestre il le me conuient croiÑ</text:p>
      <text:p text:style-name="P1"><text:span text:style-name="cul_5f_de_5f_lampe">re. »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/text:span><text:span text:style-name="T21"><text:line-break/></text:span><text:span text:style-name="pb">[f. 77]</text:span></text:p>
      <text:p text:style-name="P4">Comment Vlespiegle donna à douze<text:line-break/>aneugles vint florins pour Dieu<text:line-break/>comme ilz pensoient.</text:p>
      <text:p text:style-name="Standard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<text:span text:style-name="T21">«</text:span> Tres<text:span text:style-name="T41">#</text:span>cher seigneur nous<text:line-break/>auons esté en la ville &amp; là y a vn riche homÑ<text:line-break/>me mort pour lame duquel lon à distribué <text:span text:style-name="T21">»</text:span>,<text:line-break/>Vlespiegle dist : <text:span text:style-name="T21">«</text:span> Il fait merueilleusement<text:line-break/>froit ie me doubte que vous ne mouries de<text:line-break/>gellée &amp; froidure, retournez : en la ville au<text:line-break/>logis dont ie viens.Tenez <text:span text:style-name="T21">vela</text:span><text:span text:style-name="typo_5f_orig">. </text:span><text:span text:style-name="typo_5f_reg"><text:s/>.</text:span><text:span text:style-name="T21">xx. </text:span>florins<text:line-break/>(mais il ne leur donna riens) lesquelz vous<text:line-break/>despendrez &amp; faictes bonne chere tant<text:line-break/>qu’ilz dureront iusques à ce que lyuer seraÑ<text:line-break/>finé <text:span text:style-name="T21">»</text:span> :&amp; leur nomma le logis apres lequel<text:line-break/>ilz demanderoient, les aueugles moult le<text:line-break/>remercierent, &amp; chascun cuida que aucun<text:line-break/><text:soft-pag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T21">«</text:span> Monseigneur hoste, nous auons<text:line-break/>rencontré vn bon homme à cheual qui nous<text:line-break/>à donné pour Dieu vint florins à despendre<text:line-break/>pour lamour de luy iusques à tant que<text:line-break/>lyuer soit passe. <text:span text:style-name="T21">»</text:span> L’hoste estoit auaricieux<text:line-break/>pour auoir l’argent &amp; receut les aueugles<text:line-break/>sans demãder n’enquerir qui auoit les vintz<text:line-break/><text:span text:style-name="T41">fl</text:span>orins, ains il dist <text:span text:style-name="T21">«</text:span> bien mes amys ie vous<text:line-break/>feray bonne chere <text:span text:style-name="T21">»</text:span>, &amp; acheta viande laquelÑ<text:line-break/>le fist aprester &amp; leur fit faire bonne chere<text:line-break/>iusques à tant que l’argent fust despendu.<text:line-break/>Lors l’hoste dist. <text:span text:style-name="T21">«</text:span> Mes freres voulons nous<text:line-break/>conter, les vingt florins sont tous despendus <text:span text:style-name="T21">»</text:span>,<text:line-break/>les aueugles disoient <text:span text:style-name="T21">«</text:span> bien seigneur hoste <text:span text:style-name="T21">»</text:span>.<text:line-break/>Lors parla l’vn des aueugles &amp; dist, <text:span text:style-name="T21">«</text:span> celuy<text:line-break/>qui à les vingtz florins les donne à l’hoste &amp;<text:line-break/>le paye <text:span text:style-name="T21">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T21">«</text:span> que feray ie ; si ie les laisse<text:line-break/>aller ie n’auray riens de mes despens, si<text:line-break/>ie les retiens plus longuement ilz en desÑ<text:line-break/>pendront encore plus <text:span text:style-name="T21">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T21">«</text:span> Quel sens auez vous que vous tenez<text:line-break/>les aueugles ainsi enfermez, nauez vous<text:line-break/>nulle pitié &amp; misericorde sus les poures<text:line-break/>gens <text:span text:style-name="T21">»</text:span>, l’oste dist. <text:span text:style-name="T21">«</text:span> Ie voudroys qu'ilz fussent<text:line-break/>ou les eaux s’assemblent &amp; que ie fusse payé<text:line-break/>de mes despẽs <text:span text:style-name="T21">»</text:span> &amp; luy conta cõment il estoit<text:line-break/>par les aueugles deceu &amp; trompé. Adonc<text:line-break/>Vlespiegle dist, <text:span text:style-name="T21">«</text:span> ne peuuent ilz estre pleigez. <text:span text:style-name="T21">»</text:span><text:line-break/><text:soft-page-break/>L'hoste dist. <text:span text:style-name="T21">«</text:span> Ie seroye content d’vn bon pleiĜ<text:line-break/>ge <text:span text:style-name="T21">»</text:span> &amp; respondant, <text:span text:style-name="T21">«</text:span> ie laisseroye les miserables<text:line-break/>aueugles courir <text:span text:style-name="T21">»</text:span>, Vlespiegle dist <text:span text:style-name="T21">«</text:span> bien donc ie<text:line-break/>men iray cercher si ie pourray trouuer auÑ<text:line-break/>cun pleige <text:span text:style-name="T21">»</text:span>, Et s'en alla au curé &amp; dist. <text:span text:style-name="T21">«</text:span> 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 <text:span text:style-name="T21">»</text:span> Le curé dist, <text:span text:style-name="T21">«</text:span> ie le feÑ<text:line-break/>ray voulontiers mais il luy faut encore atÑ<text:line-break/>tendre deux ou troys iours car cela ne se<text:line-break/>peut faire en haste. <text:span text:style-name="T21">»</text:span> Vlespiegle dit <text:span text:style-name="T21">«</text:span> bien<text:line-break/><text:span text:style-name="pb">[f. 80]<text:line-break/></text:span>cela est, bon mais tandis iray querir sa femÑ<text:line-break/>à laquelle vous le pourrez dire <text:span text:style-name="T21">»</text:span>, le curé dist,<text:line-break/><text:span text:style-name="T21">«</text:span> bien qu’elle vienne, &amp; ie le diray à elle<text:line-break/>mesme <text:span text:style-name="T21">»</text:span>, alors Vlespiegle s’en retourna à<text:line-break/>l’hoste &amp; dist <text:span text:style-name="T21">«</text:span> i'ay trouué vn bon pleige leÑ<text:line-break/>quel est vostre curé qui veut promettre de<text:line-break/>payer pour eux. Parquoy laissez vostre<text:line-break/>femme venir auec moy il le promettra à<text:line-break/>elle mesme <text:span text:style-name="T21">»</text:span>, l’hoste estoit bien ayse &amp; vouÑ<text:line-break/>lentiers enuoya sa femme auec luy au curé.<text:line-break/>Adonc Vlespiegle dist <text:span text:style-name="T21">«</text:span> la femme est icy diÑ<text:line-break/>tes luy maintenant comme m’auez dist &amp;<text:line-break/>promis. <text:span text:style-name="T21">»</text:span> Le curé dis<text:span text:style-name="T5">t bien </text:span><text:span text:style-name="T21">«</text:span> ma chere dame<text:line-break/>attendez vn iour ou deux i’ayderay. bien à<text:line-break/>l’hoste <text:span text:style-name="T21">»</text:span>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<text:span text:style-name="T21">«</text:span> Chere<text:line-break/>dame vostre mary vous à il ainsi commanÑ<text:line-break/>de ? <text:span text:style-name="T21">»</text:span> Elle dist que ouy, le curé dist, <text:span text:style-name="T21">«</text:span> c’est le diaÑ<text:line-break/>ble qui veut auoir de l’argent <text:span text:style-name="T21">»</text:span>, la femme<text:line-break/>respondit. <text:span text:style-name="T21">«</text:span> Ce n’est pas, le mauuais esprit ie<text:line-break/>veux auoir argent pour mes despẽs <text:span text:style-name="T21">»</text:span>. Alors le<text:line-break/>curé dist. <text:span text:style-name="T21">«</text:span> Lon m’a dist que vostre mary est<text:line-break/>vexé du diable amenez le icy, ie luy ayÑ<text:line-break/><text:span text:style-name="pb">[f. 81]<text:line-break/></text:span>deray bien par la grace de Dieu &amp; le chasseĜ<text:line-break/>ray dehors. <text:span text:style-name="T21">»</text:span> Alors la femme dist <text:span text:style-name="T21">«</text:span> mauÑ<text:line-break/>uaises gens &amp; coquins sont accoustumez<text:line-break/><text:soft-page-break/>de trouer telles inuentions quand, il faut<text:line-break/>payer. Se mon mary est vexé du mauuais<text:line-break/>esprit vous le saurez incontinent. <text:span text:style-name="T21">»</text:span> Et elle<text:line-break/>courut à la maison &amp; se complaignyt de<text:line-break/>ce que le curé auoit dist. L'hoste se courÑ<text:line-break/>rouca <text:span text:style-name="Police_20_par_20_défaut"><text:span text:style-name="T7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T21">«</text:span> aydez moy mes amys &amp; voisins cest<text:line-break/>homme est vexé du mauuais esprit <text:span text:style-name="T21">»</text:span>, alors<text:line-break/>l’hoste dist <text:span text:style-name="T21">«</text:span> vous me payerez <text:span text:style-name="T21">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1"><text:span text:style-name="cul_5f_de_5f_lampe">despendu. Adonc le curé dit qu'il ne luy<text:line-break/>deuoit riens, ains s’il estoit surprins<text:line-break/>du mauuais esprit il luy en ayÑ<text:line-break/>deroit bien. Ce dura si<text:line-break/>longuement qu’ilz<text:line-break/>vesquiren</text:span><text:span text:style-name="cul_5f_de_5f_lampe"><text:span text:style-name="T15">t.<text:line-break/>**<text:line-break/>*<text:line-break/>[f. 82]</text:span></text:span></text:p>
      <text:p text:style-name="P4">Comment Vlespiegle espouuenta &amp;<text:line-break/>fit auoir peur a son hoste Ifleueu<text:line-break/>d'vn loup mort.</text:p>
      <text:p text:style-name="Standard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T21">«</text:span> Ou dyable<text:line-break/>auez vous esté si longuement que vous veÑ<text:line-break/>nez si tard au logis ? <text:span text:style-name="T21">»</text:span> Les marchans dirent<text:line-break/><text:span text:style-name="T21">«</text:span> sire hoste ne parlez pas ainsi nous auons<text:line-break/>eu vne mauuaise forrune au chemin, car<text:line-break/>vn loup nous à fait grand ennuy &amp; desplaiÑ<text:line-break/>sir auec la neige &amp; ne scauions estre deÑ<text:line-break/><text:soft-page-break/>liurez de luy, cela nous à fait demeurer si<text:line-break/>longuement. <text:span text:style-name="T21">»</text:span> <text:span text:style-name="Police_20_par_20_défaut"><text:span text:style-name="T38">Qua</text:span></text:span><text:span text:style-name="T39">n</text:span>d l'hoste ouyt ce parla<text:line-break/>plus fierement que deuant dirant comment<text:line-break/>ilz se laissoiẽt eux troys chasser d’vn loup <text:span text:style-name="T21">«</text:span> si<text:line-break/><text:span text:style-name="typo_5f_reg">b</text:span>ien rencontroys dix au champs ie les combaĜ<text:line-break/>troys <text:span text:style-name="Police_20_par_20_défaut"><text:span text:style-name="T7">&amp;</text:span></text:span> enchasseroys <text:span text:style-name="T21">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T21">«</text:span> l’hoste est de haut<text:line-break/>parler s’il vous plaist ie le payeray bien<text:line-break/>qu’il ne vous dira ou parlera plus de loupz <text:span text:style-name="T21">»</text:span>,<text:line-break/>auquel les marchans dirent que bien le vouÑ<text:line-break/>loient &amp; luy promettoient de rendre l’arÑ<text:line-break/>gent qu’il auoit despendu &amp; plus, alors VleÑ<text:line-break/>piegle dist, <text:span text:style-name="T21">«</text:span> allez à vostre mar<text:span text:style-name="typo_5f_reg">c</text:span>hãdise, &amp; quand<text:line-break/>vous retournerez si venez ceans loger, ie seÑ<text:line-break/>ray icy &amp; nous payerons l’hoste <text:span text:style-name="T21">»</text:span>, au matin<text:line-break/>les marchans se leuerent &amp; payerẽt l’hoste<text:line-break/>pour leurs despens &amp; pour Vlespiegle, &amp;<text:line-break/>s'en partirent. L’hoste cria apres eux en moÑ<text:line-break/>quant or <text:span text:style-name="T21">«</text:span> entre vous marchans gardez vous<text:line-break/>que le loup ne vous morde <text:span text:style-name="T21">»</text:span>, les marchans diĜ<text:line-break/>soient <text:span text:style-name="T21">«</text:span> nous vous remercions hoste de ce que<text:line-break/>nous auisez si les loups nous mengent si ne<text:line-break/>vous trouuerons pas icy <text:span text:style-name="T21">»</text:span>, &amp; aussi nous ne reÑ<text:line-break/>tournerons pas &amp; s’en partirẽt. Et VlespieÑ<text:line-break/>gle cheuaucha dehors &amp; eu<text:span text:style-name="T42">t la</text:span>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T21">«</text:span> il nous est ainsi auenu mais vous voulez tuer<text:line-break/>dix loupz tuez en premier vn puis apres<text:line-break/>les neuf. <text:span text:style-name="T21">»</text:span> L’hoste dist <text:span text:style-name="T21">«</text:span> <text:span text:style-name="T42">c</text:span><text:span text:style-name="T6">e la</text:span> feray ie bien <text:span text:style-name="T21">»</text:span>, &amp; ce<text:line-break/><text:soft-page-break/>dura tout le soir iusques à ce qu’ilz allerent<text:line-break/>coucher. Et Vlespiegle se teust iusques à<text:line-break/>tant qu’il fut en la chãbre auec les marchans<text:line-break/>puis dist, <text:span text:style-name="T21">«</text:span> mes amys laissez moy faire mes<text:line-break/>choses, &amp; veillez vn peu quand l’hoste &amp; ses<text:line-break/>gens seront couchez. <text:span text:style-name="T21">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T21">«</text:span> seigneur hoste <text:span text:style-name="T21">»</text:span>. L’oste<text:line-break/>demanda aux marchãs qu’elle chose ilz vouĜ<text:line-break/>loient auoir ilz dirent. <text:span text:style-name="T21">«</text:span> Nous voulõs auoir à<text:line-break/>boire, car nous auons grãd soif souffrez que<text:line-break/>vostre chambriere ou valet nous apporte à<text:line-break/>boire nous le payerons bien demain <text:span text:style-name="T21">»</text:span> l'hoste<text:line-break/>se courrouca &amp; dist. <text:span text:style-name="T21">«</text:span> C'est la maniere de ceux<text:line-break/>de Saxe que nuit &amp; iour veulẽt boire <text:span text:style-name="T21">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43">e</text:span>n leur chambre<text:line-break/>car il pensoit que la chambriere ce fust enÑ<text:line-break/>dormie, &amp; le valet se leua voulant aussi alÑ<text:line-break/>lumer vne chandelle. Quand la c<text:span text:style-name="T21">ha</text:span><text:span text:style-name="typo_5f_reg">n</text:span><text:span text:style-name="T21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T21">«</text:span> mes chers amys venes nous ayÑ<text:line-break/><text:soft-page-break/>der, icy est vn loup qui à mẽgé la chãbriere<text:line-break/>&amp; le seruiteur <text:span text:style-name="T21">»</text:span>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<text:span text:style-name="T21">«</text:span> Or regardez ce <text:span text:style-name="T43">hardi</text:span><text:line-break/><text:span text:style-name="pb">[f. 86]<text:line-break/></text:span><text:span text:style-name="typo_5f_reg">[hom</text:span><text:span text:style-name="typo_5f_reg"><text:span text:style-name="T43">(me)</text:span></text:span><text:span text:style-name="typo_5f_reg">] </text:span>se vante qu'au champ veut tuer dix loups<text:line-break/>&amp; maintenant il à paour pour vn seul<text:line-break/>mort en sa maison. <text:span text:style-name="T21">»</text:span> Quand l’hoste vit que<text:line-break/>ce luy <text:span text:style-name="typo_5f_orig"><text:span text:style-name="T43">s</text:span></text:span><text:span text:style-name="typo_5f_reg"><text:span text:style-name="T43">f</text:span></text:span><text:span text:style-name="T43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P4">Comment Vlespiegle escorcha vn<text:line-break/>chien &amp; donna la peau à l'hostesĜ<text:line-break/>se pour le demy escot.</text:p>
      <text:p text:style-name="Normal"/>
      <text:p text:style-name="Standard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lant sur ses iambes. L’hostesse voyant ce,<text:line-break/>dist. <text:span text:style-name="T21">«</text:span> Cher amy donnez au chien à boire à<text:line-break/>son escuelle, c'est son intention. <text:span text:style-name="T21">»</text:span> VlespieÑ<text:line-break/>gle dist <text:span text:style-name="T21">«</text:span> bien ie le feray volontiers <text:span text:style-name="T21">»</text:span>, &amp; VleĜ<text:line-break/>spiegle luy donna souuent à boire &amp; à<text:line-break/>manger de ce qu'il auoit sur la table, de la<text:line-break/><text:soft-pag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T21">«</text:span> Si vous auiez vn hoste qui eust menĜ<text:line-break/>gé vostre viande, &amp; beu vostre biere, &amp;<text:line-break/>qu’il n’eust point d’argent, en seriez vous<text:line-break/>bien contente <text:span text:style-name="T21">»</text:span>, l'hostesse cuida qu’il le diÑ<text:line-break/>soit de soy mesmes &amp; ne pensa pas qu’il<text:line-break/>le cuydast du chien, &amp; dist. <text:span text:style-name="T21">«</text:span> L’on n’a nul<text:line-break/>credit ceans, il faut donner argent ou gaÑ<text:line-break/>ge. <text:span text:style-name="T21">»</text:span> Vlespiegle dist. <text:span text:style-name="T21">«</text:span> <text:span text:style-name="T44">I</text:span>e suis bien content<text:line-break/>pour ma part, vn autre paye la sienne. <text:span text:style-name="T21">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T21">«</text:span> contons <text:span text:style-name="T21">»</text:span>, la dame<text:line-break/>conta sa viande &amp; breuaige, &amp; Vlespiegle<text:line-break/><text:span text:style-name="pb">[f. 88]<text:line-break/></text:span>mist le demy escot deuant elle, la dame<text:line-break/>dist, <text:span text:style-name="T21">«</text:span> qui payera l'autre moytié vous auez<text:line-break/>eu la viande &amp; ceruoyse tout seul. <text:span text:style-name="T21">»</text:span> VleÑ<text:line-break/>spiegle dist <text:span text:style-name="T21">«</text:span> ie ne l'ay pas eu tout seul : car<text:line-break/>il y auoit vn a<text:span text:style-name="T44">u</text:span>tre auec moy qui menÑ<text:line-break/>geoit &amp; buuoit auec, &amp; n’auoit point d'arĜ<text:line-break/>gẽt, mais bon gage payera l’autre moytié <text:span text:style-name="T21">»</text:span>,<text:line-break/>la dame dist, <text:span text:style-name="T21">«</text:span> qui est il &amp; quel gage à il <text:span text:style-name="T21">»</text:span>, VleĜ<text:line-break/>spiegle dist, <text:span text:style-name="T21">«</text:span> c’est la meilleure robbe qu’il<text:line-break/>auoit vestu <text:span text:style-name="T21">»</text:span> &amp; print la peau du chien diÑ<text:line-break/>sant. <text:span text:style-name="T21">«</text:span> Hostesse tenez voicy la meilleure<text:line-break/>robbe de celuy qui à mengé &amp; beu auec<text:line-break/>moy. <text:span text:style-name="T21">»</text:span> La dame veit bien que c'estoit la<text:line-break/>peau de son chien, &amp; elle se courrouce<text:line-break/>fort &amp; dist en maudissant Vlespiegle <text:span text:style-name="T21">«</text:span> pourĜ<text:line-break/>quoy auez vous escorché mon chien <text:span text:style-name="T21">»</text:span> VleÑ<text:line-break/>spiegle dist. <text:span text:style-name="T21">«</text:span> 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 <text:span text:style-name="T21">»</text:span><text:line-break/>Alors la dame se courrouca encore plus<text:line-break/><text:soft-page-break/>disant, <text:span text:style-name="T21">«</text:span> allez dehors ma maison, &amp; iamais<text:line-break/>n’y reuenez. <text:span text:style-name="T21">»</text:span> <text:span text:style-name="T21">«</text:span> Non <text:span text:style-name="pc"><text:span text:style-name="T45">(</text:span></text:span>dist Vlespiegle<text:span text:style-name="pc"><text:span text:style-name="T45">)</text:span></text:span>. Ie n’iÑ<text:line-break/>ray pas <text:span text:style-name="T21">»</text:span> ains cheuaucheray dehors &amp; briÑ<text:line-break/><text:span text:style-name="pb">[f. 89]<text:line-break/></text:span>da son cheual &amp; cheuaucha dehors disant<text:line-break/><text:span text:style-name="T21">«</text:span> dame gardez bien le gage iusques à tant<text:line-break/>que vous ayez vostre argent ie reuienÑ<text:line-break/>dray encore vne foys sans estre prié : &amp;<text:line-break/>s’il est ainsi que ie ne boiue pas de vostre<text:line-break/>biere ie n’en payeray riens. <text:span text:style-name="T21">»</text:span></text:p>
      <text:p text:style-name="P4">Comment Vlespiegle disoit à la mesÑ<text:line-break/>me hostesse vn iour que VlespieÑ<text:line-break/>gle gisoit sur vne roue.</text:p>
      <text:p text:style-name="Standard"><text:span text:style-name="lettrine5">A</text:span>P<text:span text:style-name="Police_20_par_20_défaut"><text:span text:style-name="T9">res</text:span>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T21">«</text:span> que nenny quelĜ<text:line-break/>le nouuelle orray ie d’vn malicieux larÑ<text:line-break/>ron, ie ne le pu<text:span text:style-name="T5">is ouyr nommer VlespieÑ<text:line-break/>gle </text:span><text:span text:style-name="T21">»</text:span><text:span text:style-name="T5"> dist. </text:span><text:span text:style-name="T21">«</text:span><text:span text:style-name="T5"> Qu’elle chose vous à il m’effait<text:line-break/>que vous estes si courroucée sur luy. Mais<text:line-break/>toutesfoys par tout ou il à esté il n'en vuiĜ<text:line-break/>da iamais sans y faire aucune mauuaistié,<text:line-break/>voire </text:span><text:span text:style-name="T21">»</text:span><text:span text:style-name="T5"> dist l’hostesse, </text:span><text:span text:style-name="T21">«</text:span><text:span text:style-name="T5"> ie m’en suis aussi biẽ<text:line-break/></text:span><text:span text:style-name="pb"><text:span text:style-name="T5">[f. 90]</text:span></text:span><text:span text:style-name="pb"><text:line-break/></text:span>apperceüe, car enuiron huyt iours passez<text:line-break/>il estoit icy, &amp; écorcha mon chien &amp; me<text:line-break/>donna la peau pour sa ceruoise <text:span text:style-name="T21">»</text:span>, VlespieÑ<text:line-break/>gle dist <text:span text:style-name="T21">«</text:span> cela estoit vne piece d’vn cocÑ<text:line-break/>quin, &amp; ce n’est pas bien fait. <text:span text:style-name="T21">»</text:span> L’hostesse<text:line-break/>dist. <text:span text:style-name="T21">«</text:span> Il en aura encore mauuais train &amp;<text:line-break/>fin. <text:span text:style-name="T21">»</text:span> <text:span text:style-name="T21">«</text:span> Chere hostesse <text:span text:style-name="pc"><text:span text:style-name="T46">(</text:span></text:span>dist Vlespiegle<text:span text:style-name="pc"><text:span text:style-name="T46">)</text:span></text:span> il à son<text:line-break/>guerdon il sied ainsi sur vne roue. <text:span text:style-name="T21">»</text:span> <text:span text:style-name="T21">«</text:span> O dist<text:line-break/>l'hostesse Dieu en soit loué, si ie fusse esté<text:line-break/>illec i'eusse volontiers payé la roue, &amp; si<text:line-break/>i’eusse eu la puissance &amp; force ie luy eusse<text:line-break/>mesme rompu bras &amp; iambes. <text:span text:style-name="T21">»</text:span> Alors VleÑ<text:line-break/>spiegle dist <text:span text:style-name="T21">«</text:span> dame demourez sur ce proÑ<text:line-break/><text:soft-page-break/>pos car quand il disoit cecy il gisoit sur<text:line-break/>vne roue <text:span text:style-name="T21">»</text:span>, &amp; disant à Dieu il s’en partit de<text:line-break/>là ne onc n’y retourna.</text:p>
      <text:p text:style-name="P4">Comment Vlespiegle mist vne hoÑ<text:line-break/>stesse à tout les fesses nues dessus<text:line-break/>les cendres chaudes<text:span text:style-name="Police_20_par_20_défaut"><text:span text:style-name="T16">.</text:span></text:span></text:p>
      <text:p text:style-name="Standard"><text:span text:style-name="lettrine4">Q</text:span>V<text:span text:style-name="Police_20_par_20_défaut"><text:span text:style-name="T9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T21">«</text:span> non, ains i’ay bien<text:line-break/>ouy dire qu'il est vn esleu cocquin &amp; maÑ<text:line-break/><text:span text:style-name="pb">[f. 91]<text:line-break/></text:span>licieux. <text:span text:style-name="T21">»</text:span> Alors Vlespiegle dist <text:span text:style-name="T21">«</text:span> par douces<text:line-break/>parolles, chere dame, pourquoy le dites<text:line-break/>vous, vous ne le cognoissez pas. <text:span text:style-name="T21">»</text:span> L’hostesÑ<text:line-break/>se dist, <text:span text:style-name="T21">«</text:span> il ne m’en chaut combien que ie<text:line-break/>ne le cognois. Les gens toutesfoys le diÑ<text:line-break/>sent. <text:span text:style-name="T21">»</text:span> Vlespiegle dist. <text:span text:style-name="T21">«</text:span> Dame il ne vous à<text:line-break/>point m’effait s’il est vn malicieux vous<text:line-break/>ne le sauez sinon par ouyr dire <text:span text:style-name="T21">»</text:span>, la dame<text:line-break/>dist. <text:span text:style-name="T21">«</text:span> Ie le dis comme ie l'ay ouy dire des<text:line-break/>gens qui sont venus ceans loger <text:span text:style-name="T21">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T21">«</text:span> dame or<text:line-break/>pouuez bien dire que Vlespiegle est vn<text:line-break/>malicieux, car vous auez esprouué &amp; esÑ<text:line-break/>sayé &amp; veu de sa finesse <text:span text:style-name="T21">»</text:span>, la femme cria lors<text:line-break/>bien haut, &amp; Vlespiegle se partit de la &amp;</text:p>
      <text:p text:style-name="Standard"><text:span text:style-name="cul_5f_de_5f_lampe">dist. « Ainsi doit on payer ces plaideÑ<text:line-break/>resses qui caquettent mal des<text:line-break/>gens par ouyr dire, comÑ<text:line-break/>bien que mesme ne les<text:line-break/>cognoissent &amp; iaÑ<text:line-break/>mais ne l’ont<text:line-break/></text:span><text:span text:style-name="cul_5f_de_5f_lampe"><text:span text:style-name="T46">veu ne fait</text:span></text:span><text:span text:style-name="cul_5f_de_5f_lampe"><text:line-break/>nul mal. »<text:line-break/>**<text:line-break/></text:span><text:soft-page-break/><text:span text:style-name="cul_5f_de_5f_lampe">*<text:line-break/>[f. 92]</text:span></text:p>
      <text:p text:style-name="P4">Comment Vlespiegle deceut vn HolÑ<text:line-break/>landoys auec vne pomme rostie.</text:p>
      <text:p text:style-name="Standard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19">ẽ</text:span><text:span text:style-name="T4">ger</text:span> de la chair,<text:line-break/>&amp; fist cuyre deux œufz, lesquelz il mist<text:line-break/>deuant luy sur la table, auec les autres, la<text:line-break/>y eut vn Hollandoys qui regarda VlespieĜ<text:line-break/>gle pour vn païsant &amp; dist <text:span text:style-name="T21">«</text:span> qui estes vous,<text:line-break/>ne sauez vous menger la viande de l’hoÑ<text:line-break/>ste <text:span text:style-name="T21">»</text:span> &amp; print les deux œufz &amp; les huma deÑ<text:line-break/>hors l’vn apres l’autre, &amp; mist les escarÑ<text:line-break/>gnes vuides deuant Vlespiegle, &amp; dist.<text:line-break/><text:span text:style-name="T21">«</text:span> Tenez vela la casse : les relicques sont deÑ<text:line-break/>hors <text:span text:style-name="T21">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47">le dos</text:span>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<text:span text:style-name="T21">«</text:span> 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usse auisé : car les œufz molz ne<text:line-break/>peuuent end<text:span text:style-name="T5">urer la pomme rostie auec la<text:line-break/>poudre en l’estomach ains leur cõuenoit<text:line-break/>issir dehors </text:span><text:span text:style-name="T21">»</text:span><text:span text:style-name="T5">, le Hollandoys guerist &amp; dist<text:line-break/></text:span><text:soft-page-break/><text:span text:style-name="T5">à Vlespiegle </text:span><text:span text:style-name="T21">«</text:span><text:span text:style-name="T5"> mengez ce q</text:span>ue voulez, ie<text:line-break/>ne mengeray plus auec vous. <text:span text:style-name="T21">»</text:span></text:p>
      <text:p text:style-name="P4">Comment Vlespiegle fist à vne femÑ<text:line-break/>me frapper ces potz de terre en<text:line-break/>pieces.</text:p>
      <text:p text:style-name="Normal"/>
      <text:p text:style-name="Standard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T21">«</text:span> tres<text:span text:style-name="T48">#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 <text:span text:style-name="T21">»</text:span>, l’euesque<text:line-break/>dist, <text:span text:style-name="T21">«</text:span> ie le verroys volontiers <text:span text:style-name="T21">»</text:span>, &amp; l’euesÑ<text:line-break/>que voulut gager contre lu<text:span text:style-name="T21">y pour</text:span><text:span text:style-name="typo_5f_orig">. </text:span><text:span text:style-name="typo_5f_reg"><text:s/>.</text:span><text:span text:style-name="Police_20_par_20_défaut"><text:span text:style-name="T21">xxx</text:span></text:span><text:span text:style-name="Police_20_par_20_défaut"><text:span text:style-name="T13">.</text:span></text:span><text:line-break/><text:span text:style-name="T49">f</text:span>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text:line-break/></text:span><text:soft-page-break/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<text:span text:style-name="T21">«</text:span> dites moy comment feistes<text:line-break/>vous que la femme <text:span text:style-name="T21">frappa tous ses potz<text:line-break/>en pieces &amp; ie vous payeray les</text:span><text:span text:style-name="typo_5f_orig">. </text:span><text:span text:style-name="typo_5f_reg"><text:s/>.</text:span><text:span text:style-name="T21">xxx. floÑ<text:line-break/>rins d’or », il dist. « Tres</text:span><text:span text:style-name="T22">#</text:span><text:span text:style-name="T21">redouté sire ie le fis<text:line-break/>par aucune Nigromance, ie les auois tous<text:line-break/>payez. » L’euesque s’en rit &amp; luy donna<text:line-break/>les</text:span><text:span text:style-name="typo_5f_orig">. </text:span><text:span text:style-name="typo_5f_reg"><text:s/>.</text:span><text:span text:style-name="T21">xxx. Florins : mais il luy conuint proÑ<text:line-break/>mettre, qu’il ne le diroit à personne, &amp;,<text:line-break/>il luy donroit vn gras bœuf, il dit. « Ie me<text:line-break/>tairay volontiers »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« Si me voulez donĜ<text:line-break/>ner chascun vn gras bœuf en ma cuisine ie<text:line-break/>le vous apprendray », les nobles furent conĜ<text:line-break/>tens, &amp; chascun noble luy amena deux<text:line-break/>bœufz ainsi eut</text:span><text:span text:style-name="typo_5f_orig">. </text:span><text:span text:style-name="typo_5f_reg"><text:s/>.</text:span><text:span text:style-name="T21">xxx. bœufz vallant chasÑ<text:line-break/>cun</text:span><text:span text:style-name="typo_5f_orig">. </text:span><text:span text:style-name="typo_5f_reg"><text:s/>.</text:span><text:span text:style-name="T21">vj.florins d’or, si que les .xxx. florins<text:line-break/>lesquelz il auoit donnez à Vlespiegle fu</text:span>Ñ<text:line-break/><text:span text:style-name="pb">[f. 96]<text:line-break/></text:span>rent bien payez, quand les bœufz furent<text:line-break/>rassemblez il vint cheuauchant &amp; les vit,<text:line-break/>si dit Vlespiegle. <text:span text:style-name="T21">«</text:span> Si icy est gagnage, la<text:line-break/>moitié en est mienne <text:span text:style-name="T21">»</text:span>, l'euesque dist, <text:span text:style-name="T21">«</text:span> teÑ<text:line-break/>nez ce que m’auez promis ie tiendray ma<text:line-break/>promesse. <text:span text:style-name="T21">»</text:span> Et l’euesque luy donna vn gras<text:line-break/>bœufz lequel il amena auec luy. Puis aÑ<text:line-break/>pres l’euesque appella tous ses nobles auÑ<text:line-break/>pres de luy, &amp; dist, <text:span text:style-name="T21">«</text:span> escoutez bien, ie vous<text:line-break/>apprendray la science. <text:span text:style-name="T21">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<text:soft-page-break/>gras bœufz, mais il leur conuint estre conĜ<text:line-break/>tens &amp; se conforterent eux mesmes diÑ<text:line-break/>sans <text:span text:style-name="T21">«</text:span> il est nostre sire s’il nous eut prié,<text:line-break/>pour les bœufz nous les luy<text:span text:style-name="T21"> eusions donÑ</text:span></text:p>
      <text:p text:style-name="Standard"><text:span text:style-name="cul_5f_de_5f_lampe">nez », mais il leur d’épleut qu’ilz eÑ<text:line-break/>stoient tous si folz que pour vne<text:line-break/>telle follie, ilz auoient<text:line-break/>donnez leurs bœufz </text:span><text:span text:style-name="cul_5f_de_5f_lampe"><text:span text:style-name="T17">&amp;</text:span></text:span><text:span text:style-name="cul_5f_de_5f_lampe"><text:line-break/>aussi pource que<text:line-break/>Vlespiegle en<text:line-break/>auoit<text:line-break/>vn</text:span><text:span text:style-name="cul_5f_de_5f_lampe"><text:span text:style-name="T17">.<text:line-break/>[f. 97]</text:span></text:span></text:p>
      <text:p text:style-name="P4"><text:span text:style-name="T21">Comment Vlespiegle rompit les deÑ</text:span><text:line-break/>grez, dont les moynes tombarent<text:line-break/>à terre.</text:p>
      <text:p text:style-name="Standard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T21">«</text:span> 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 <text:span text:style-name="T21">»</text:span><text:line-break/>Vlespiegle dist ; <text:span text:style-name="T21">«</text:span> bien reuerend pere, ce qu’il<text:line-break/>vous plaist il me plaist aussi. <text:span text:style-name="T21">»</text:span> Alors labbé dit,<text:line-break/><text:span text:style-name="T21">«</text:span> vous ne besongnez pas volontiers, vous seÑ<text:line-break/>rez portier. Si aurez conuersation auec les<text:line-break/>gens, &amp; ne ferez autre chose que ferme &amp;<text:line-break/>defermer la porte. <text:span text:style-name="T21">»</text:span> Vlespiegle dist. <text:span text:style-name="T21">«</text:span> Reuerẽd<text:line-break/>pere, Dieu vous en guerdonne qu’a moy<text:line-break/>ancien homme si bien m’auez porueu. Ie<text:line-break/>veux tout faire ce que me commanderez, &amp;<text:line-break/>laisser ce que me deffendrez. <text:span text:style-name="T21">»</text:span> Alors labbé dit.<text:line-break/><text:span text:style-name="T21">«</text:span> 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les laisse tous entrer ilz feroient le monaÑ<text:line-break/><text:soft-page-break/>stere poure par mẽger &amp; boire &amp; gourmanĜ<text:line-break/>der. <text:span text:style-name="T21">»</text:span> Alors Vlespiegle dist. <text:span text:style-name="T21">«</text:span> Reuend pere ie le<text:line-break/>feray volontiers. <text:span text:style-name="T21">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T21">«</text:span> ne laisserez<text:line-break/>vous pas entré ceux qui appertiẽnent au moÑ<text:line-break/>nastere ? <text:span text:style-name="T21">»</text:span> Vlespiegle dist. <text:span text:style-name="T21">«</text:span> I’ay laissé entrer le<text:line-break/>quatriesme comme m'auiez commandé, &amp;<text:line-break/>non plus, &amp; i’ay accomply voz commandeÑ<text:line-break/>mens. <text:span text:style-name="T21">»</text:span> Labbé dist, <text:span text:style-name="T21">«</text:span> vous auez fait comme vn<text:line-break/>malicieux <text:span text:style-name="T21">»</text:span> &amp; eust volontiers esté quitte de<text:line-break/>luy. Et il mist &amp; fit vn autre portier, car bien<text:line-break/>sauoit que son ancienne finesse ne laisseroit.<text:line-break/>Et luy donna vn autre office, &amp; dist <text:span text:style-name="T21">«</text:span> vous cõÑ<text:line-break/>terez par nuit les moynes : s’il viennent tous<text:line-break/>à matines, &amp; si vous faillez vu en contant ie<text:line-break/>vous donneray congé &amp; vous vuiderez de<text:line-break/>ceans. <text:span text:style-name="T21">»</text:span> Adonc Vlespiegle dist <text:span text:style-name="T21">«</text:span> Reuerend peÑ<text:line-break/>re, cela m’est fort pesant à faire <text:span text:style-name="T21">»</text:span>, labbé dist.<text:line-break/><text:span text:style-name="T21">«</text:span> Or faites ainsi <text:span text:style-name="T21">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T21">«</text:span> Reuerend pere ay ie pas bien<text:line-break/>fait vostre commandement, i’ay conté les<text:line-break/>moynes <text:span text:style-name="T21">»</text:span>, &amp; dõna à labbé les oches sur quoy il<text:line-break/>les auoit taillez. A donc labbé respondit <text:span text:style-name="T21">«</text:span> vous<text:line-break/>les auez taillez comme vn malicieux, vuidez<text:line-break/>de ceans au dyable. <text:span text:style-name="T21">»</text:span> Alors il se departit de<text:line-break/>la &amp; vint à Mollen ou il deuint malade.</text:p>
      <text:p text:style-name="titre2"><text:soft-page-break/>Comment Vlespiegle deuint à molÑ<text:line-break/><text:span text:style-name="T50">(D)</text:span>len malade, &amp; comment il chia<text:line-break/><text:span text:style-name="T50">(D)</text:span>chelz l'apoticaire en ses boetes,<text:line-break/><text:span text:style-name="T50">(D)</text:span>&amp; comment il fut porté dedans<text:line-break/><text:span text:style-name="T50">(D)</text:span>le saint esprit.</text:p>
      <text:p text:style-name="Standard"><text:span text:style-name="lettrine2">Q</text:span>Vand Vlespiegle vint de mariendale à<text:line-break/>mollen il deuint malade, &amp; vint heberĜ<text:line-break/>ger chelz vn apoticaire pour illec prendre<text:lin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T21">«</text:span> hors<text:line-break/>des boittes sont sorties toutes les medecines<text:line-break/>parquoy il conuient de rechef y entrer &amp;<text:line-break/>ainsi l’apoticaire n’en perdra riens, car ie ne<text:line-break/>luy scay ny ne peux dõner argẽt. <text:span text:style-name="T21">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T21">«</text:span> I'ay<text:line-break/><text:span text:style-name="T21">souuẽtesfois</text:span> prié à Dieu que le saint Esprit<text:line-break/>veint en moy, or est ma priere contraire : car<text:line-break/>ie viens au saint Esprit, &amp; il demeure hors<text:line-break/>de moy &amp; moy en luy. <text:span text:style-name="T21">»</text:span> Alors ilz commenÑ<text:line-break/>cerent tous à rire &amp; disoient. <text:span text:style-name="T21">«</text:span> Ainsi que la<text:line-break/>vie de l'homme est telle est aussi volontiers<text:line-break/>communement la fin. <text:span text:style-name="T21">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T21">«</text:span> mon cher filz, ou<text:line-break/><text:span text:style-name="pb">[f. 101]<text:line-break/></text:span>estes vous ainsi malade. <text:span text:style-name="T21">»</text:span> Vlespiegle dist, <text:span text:style-name="T21">«</text:span> icy<text:line-break/>entre le mur &amp; le lit. <text:span text:style-name="T21">»</text:span> Alors elle dist, <text:span text:style-name="T21">«</text:span> cher<text:line-break/>filz parlez à moy vne douce parolle <text:span text:style-name="T21">»</text:span>, il dist,<text:line-break/><text:span text:style-name="T21">«</text:span> miel miel, n’est ce pas vne douce herbe <text:span text:style-name="T21">»</text:span>, la<text:line-break/>mere dit. <text:span text:style-name="T21">«</text:span> Ie vous prie dites moy vn peu de<text:line-break/><text:soft-page-break/>vostre doctrine dont ie puisse auoir meÑ<text:line-break/>moire de vous <text:span text:style-name="T21">»</text:span>, Vlespiegle dit bien <text:span text:style-name="T21">«</text:span> mere,<text:line-break/>quand vous voudrez faire vne chose proffiÑ<text:line-break/>table &amp; <text:span text:style-name="T18">q̃</text:span><text:span text:style-name="T3"> </text:span><text:span text:style-name="T2">vo</text:span>us voudres faire vn pet, boutez<text:line-break/>vostre cul de hors le vent, si n’aurez pas la<text:line-break/>puanteur en voz narines <text:span text:style-name="T21">»</text:span>, la mere dist, <text:span text:style-name="T21">«</text:span> donÑ<text:line-break/>nez moy vn peu de voz biens. <text:span text:style-name="T21">»</text:span> Vlespiegle reĜ<text:line-break/>spondit <text:span text:style-name="T21">«</text:span> 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 <text:span text:style-name="T21">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T21">«</text:span> mon aÑ<text:line-break/>my ayez repentance &amp; contrition de voz<text:line-break/>pechez, affin que plus doucement &amp;.sainteÑ<text:line-break/>ment puissiez mourir <text:span text:style-name="T21">»</text:span>, Vlespiegle dist <text:span text:style-name="T21">«</text:span> ie ne<text:line-break/><text:span text:style-name="pb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 <text:span text:style-name="T21">»</text:span> La<text:line-break/>beguine dist, <text:span text:style-name="T21">«</text:span> soyes ioyeux de ce que vous<text:line-break/>auez laisse quelque mal, mais ayez repenÑ<text:line-break/>tance de voz pechez. <text:span text:style-name="T21">»</text:span> Alors Vlespiegle dist, <text:span text:style-name="T21">«</text:span> il<text:line-break/>me desplaist que ie n’ay pas accomply deux<text:line-break/>chose : car ie ne les scauoye accomplir, ne<text:line-break/>trouuer façon pour les faire <text:span text:style-name="T21">»</text:span>, lors la beguine<text:line-break/>dist, <text:span text:style-name="T21">«</text:span> elles sont bonne ou mauuaise, que ne<text:line-break/>l'aues accomply. <text:span text:style-name="T21">»</text:span> Vlespiegle dit, <text:span text:style-name="T21">«</text:span> 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<text:soft-pag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 <text:span text:style-name="T21">»</text:span>, la<text:line-break/>beguine dist. <text:span text:style-name="T21">«</text:span> Dieu nous vueille garder, ie<text:line-break/>oys bien que si vous estiez fort &amp; eussiez la<text:line-break/><text:span text:style-name="pb">[f. 103]<text:line-break/></text:span>puissance vous estouperiez mon cul, car ie<text:line-break/>suis vne femme de soixante ans. <text:span text:style-name="T21">»</text:span> Alors VleÑ<text:line-break/>spiegle dist, <text:span text:style-name="T21">«</text:span> il me desplaist qu’il n’est ainsi<text:line-break/>fait &amp; aduenu <text:span text:style-name="T21">»</text:span>, la beguine dist. <text:span text:style-name="T21">«</text:span> Or le dyable<text:line-break/>vous garde, &amp; elle se partir de luy &amp; le laissa<text:line-break/>la tour seul. <text:span text:style-name="T21">»</text:span> Adonc Vlespiegle dist. <text:span text:style-name="T21">«</text:span> Ce nest<text:line-break/>pas vne deuote seur, qu’elle se courrouce si<text:line-break/>legieremẽt : mais elle est pire que le dyable. <text:span text:style-name="T21">»</text:span></text:p>
      <text:p text:style-name="P4">Comment Vlespiegle acheta<text:line-break/>du laict beurré.</text:p>
      <text:p text:style-name="Standard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<text:span text:style-name="T21">«</text:span> 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o<text:span text:style-name="T5">n laict. </text:span><text:span text:style-name="T21">»</text:span> Alors les femmes se pressoient à<text:line-break/><text:span text:style-name="damage">l</text:span><text:span text:style-name="T21">’</text:span><text:span text:style-name="T23">es</text:span>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T21">«</text:span> Ou est le maliÑ<text:line-break/><text:soft-page-break/>cieux qui acheta nostre lait si nous l’auiõs<text:line-break/>icy il seroit aussi baigné &amp; baptizé en lesĜ<text:line-break/>cuelle au lait <text:span text:style-name="T21">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<text:span text:style-name="T51">(D)</text:span>fesseur &amp; luy fist embrener les<text:line-break/><text:span text:style-name="T51">(D)</text:span>mains en la merde.</text:p>
      <text:p text:style-name="Normal"/>
      <text:p text:style-name="Standard"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T21">«</text:span> Il ne peut estre<text:line-break/>qu’il n’ait de l'argent largement, dequoy<text:line-break/>luy en faut faire souuenance en la fin de ses<text:line-break/>iours. Car à lauenture i’en auroys bien ma<text:line-break/>part. <text:span text:style-name="T21">»</text:span> Adonc le prestre s’approcha de luy &amp;<text:line-break/>dist, <text:span text:style-name="T21">«</text:span> 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 <text:span text:style-name="T21">»</text:span> Adonc dist Vlespiegle. <text:span text:style-name="T21">«</text:span> Cher sire<text:line-break/>cela feray ie reuenez apres disner ie vous<text:line-break/>donneray certes quelque argent. <text:span text:style-name="T21">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<text:soft-page-break/>le prestre &amp; dist <text:span text:style-name="T21">«</text:span> Mon filz Vlespiegle ie suis<text:line-break/>icy, me voulez vous maintenant faire ce que<text:line-break/>promis m'auez ie le resseuray bien <text:span text:style-name="T21">»</text:span>, &amp; il dist<text:line-break/><text:span text:style-name="pb">[f. 106]<text:line-break/></text:span><text:span text:style-name="pb"><text:span text:style-name="T21">«</text:span></text:span><text:span text:style-name="pb"> </text:span>ouy sire si vous voulez courtoysemẽt prenÑ<text:line-break/>dre, &amp; n’estre trop auaricieux, ie vous laisseÑ<text:line-break/>roys en mon pot prendre vne poignie, affin<text:line-break/>d'auoir souuenance de moy <text:span text:style-name="T21">»</text:span>, le prestre dit, <text:span text:style-name="T21">«</text:span> ie<text:line-break/>feray vostre voulonté &amp; prendray honneÑ<text:line-break/>stement selon mon pouuoir <text:span text:style-name="T21">»</text:span>, adonc descouÑ<text:line-break/>uroit Vlespiegle le pot &amp; dit. <text:span text:style-name="T21">«</text:span> Regardez<text:line-break/>maintenant sire, le pot est bien pres de plain<text:line-break/>prenez vne main toute plaine ains ne tastez<text:line-break/>point trop parfont <text:span text:style-name="T21">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<text:span text:style-name="T21">«</text:span> vous estes vn<text:line-break/>mauuais homme que vous trompez vostre<text:line-break/>confesseur au dernier ou vous couchez au<text:line-break/>lit mortel. Ceux ne vous doiuent pas plainÑ<text:line-break/>dre lesquelz vous auez trompez en vostre<text:line-break/>ieunesse. <text:span text:style-name="T21">»</text:span> Vlefpiegle dist <text:span text:style-name="T21">«</text:span> sire ie vous disoys<text:line-break/>bien deuant que ne prinsissiez point si parÑ<text:line-break/>font, &amp; si vostre auarice vous à trompé ce<text:line-break/>n'est pas ma coulpe. <text:span text:style-name="T21">»</text:span> Le prestre dist <text:span text:style-name="T21">«</text:span> 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 <text:span text:style-name="T21">»</text:span>, ainsi se<text:line-break/>despartit le prestre le delaissant malade &amp;<text:line-break/>Vlespiegle escria au prestre qu’il print l'arÑ<text:line-break/><text:span text:style-name="pb">[f. 107]<text:line-break/></text:span>gent auec luy mais il ne le voulut point<text:line-break/>ouir.</text:p>
      <text:p text:style-name="P4">Comment Vlespiegle fist son<text:line-break/>testament.</text:p>
      <text:p text:style-name="Normal"/>
      <text:p text:style-name="Standard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<text:soft-pag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52">#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<text:soft-page-break/>sepulchre &amp; Vlespiegle demoura là gisant.<text:line-break/><text:span text:style-name="pb">[f. 109]</text:span></text:p>
      <text:p text:style-name="P4">Comment Vlespiegle fut enterré.<text:line-break/></text:p>
      <text:p text:style-name="Standard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<text:span text:style-name="T21">«</text:span> laissons<text:line-break/>le ainsi droit car comment il à esté merueilÑ<text:line-break/>leux en sa vie tellement veut il aussi estre<text:line-break/>apres sa mort. <text:span text:style-name="T21">»</text:span> Si laisserent Vlespiegle tout<text:line-break/>droit au sepulchre &amp; le couurirent, mettant<text:line-break/>sus le sepulchre vn<text:span text:style-name="T21">e pierre en laquelle estoit<text:line-break/>sculpté vn chauan ayant vn miroir dessoubz</text:span></text:p>
      <text:p text:style-name="Standard"><text:span text:style-name="cul_5f_de_5f_lampe">ses ongles. Et dessus la pierre estoit<text:line-break/>escriture taillée ainsi. Ceste pierÑ<text:line-break/>re ne changera nully, car<text:line-break/>dessoubz icelle est<text:line-break/>enterré VlesÑ<text:line-break/>piegle.<text:line-break/>*</text:span><text:line-break/></text:p>
      <text:p text:style-name="P1"><text:span text:style-name="Police_20_par_20_défaut"><text:span text:style-name="T10">fin</text:span></text:span><text:span text:style-name="T21">.<text:line-break/></text:span><text:span text:style-name="pb"><text:span text:style-name="T21">[f. 110]<text:line-break/></text:span></text:span><text:span text:style-name="style_5f_i"><text:span text:style-name="T14">A LYON</text:span></text:span><text:span text:style-name="T8">,<text:line-break/></text:span><text:span text:style-name="T21">Par Iean D’ogerolles,<text:line-break/>_______<text:line-break/></text:span><text:span text:style-name="Police_20_par_20_défaut"><text:span text:style-name="T7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/>
    </style:style>
    <style:style style:name="_3c_h1.sub_3e_" style:display-name="&lt;h1.sub&gt;" style:family="paragraph" style:parent-style-name="Heading_20_1" style:default-outline-level="1" style:list-style-name="">
      <loext:graphic-properties draw:fill="none" draw:fill-color="#4472c4"/>
      <style:paragraph-properties fo:line-height="100%" fo:hyphenation-ladder-count="no-limit" fo:background-color="transparent" fo:padding="0.049cm" fo:border="0.06pt solid #000000" style:shadow="none"/>
      <style:text-properties fo:font-size="96pt" style:font-size-asian="12pt" fo:hyphenate="false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 fo:padding="0.049cm" fo:border="0.06pt solid #000000" style:shadow="none"/>
      <style:text-properties fo:font-size="10pt" style:font-size-asian="10pt" fo:hyphenate="false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/>
    </style:style>
    <style:style style:name="p" style:family="paragraph" style:parent-style-name="Normal" style:auto-update="true">
      <loext:graphic-properties draw:fill="solid" draw:fill-color="#ffffff" draw:opacity="100%"/>
      <style:paragraph-properties fo:hyphenation-ladder-count="no-limit" fo:background-color="#ffffff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style:font-name="Times New Roman" fo:font-family="'Times New Roman'" style:font-family-generic="roman" style:font-pitch="variable" fo:hyphenate="false"/>
    </style:style>
    <style:style style:name="_3c_noindent_3e_" style:display-name="&lt;noindent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ab_3e_" style:display-name="&lt;ab&gt;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_3c_l_3e_" style:display-name="&lt;l&gt;" style:family="paragraph" style:parent-style-name="Normal">
      <style:paragraph-properties fo:margin-left="0cm" fo:margin-right="0cm" fo:margin-top="0cm" fo:margin-bottom="0cm" loext:contextual-spacing="false" fo:line-height="100%" fo:hyphenation-ladder-count="no-limit" fo:text-indent="0.42cm" style:auto-text-indent="false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figure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_3c_trailer_3e_" style:display-name="&lt;trailer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tyle3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_3c_signed_3e_" style:display-name="&lt;signed&gt;" style:family="paragraph" style:parent-style-name="Normal">
      <style:paragraph-properties fo:margin-top="0cm" fo:margin-bottom="0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LO-Normal" style:family="paragraph">
      <style:paragraph-properties fo:hyphenation-ladder-count="no-limit" style:vertical-align="auto"/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 style:parent-style-name="p">
      <style:paragraph-properties fo:text-align="center" style:justify-single-word="false" style:shadow="none"/>
    </style:style>
    <style:style style:name="front_5f_main" style:display-name="front_main" style:family="paragraph" style:parent-style-name="Text_20_body">
      <loext:graphic-properties draw:fill="solid" draw:fill-color="#9999ff" draw:opacity="100%"/>
      <style:paragraph-properties fo:text-align="center" style:justify-single-word="false" fo:hyphenation-ladder-count="no-limit" fo:background-color="#9999ff"/>
      <style:text-properties fo:font-size="32pt" style:font-size-asian="32pt" style:font-size-complex="32pt" fo:hyphenate="false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 style:parent-style-name="term">
      <loext:graphic-properties draw:fill="none" draw:fill-color="#4472c4"/>
      <style:paragraph-properties fo:background-color="transparent" fo:padding="0cm" fo:border="none"/>
      <style:text-properties fo:color="#bf0041" fo:font-size="16pt"/>
    </style:style>
    <style:style style:name="titre1" style:family="paragraph" style:parent-style-name="Normal">
      <style:paragraph-properties fo:padding="0.049cm" fo:border="0.06pt solid #55308d"/>
      <style:text-properties fo:color="#55308d" fo:font-size="16pt" fo:font-weight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pb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_3c_cb_3e_" style:display-name="&lt;c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fo:background-color="#000000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#ffff99"/>
    </style:style>
    <style:style style:name="style_5f_sc" style:display-name="style_sc" style:family="text">
      <style:text-properties fo:font-variant="small-caps" fo:background-color="#99ffff"/>
    </style:style>
    <style:style style:name="style_5f_i" style:display-name="style_i" style:family="text">
      <style:text-properties fo:font-style="italic" fo:background-color="#ff3300"/>
    </style:style>
    <style:style style:name="damage" style:family="text">
      <style:text-properties fo:color="#158466" fo:background-color="#ff33ff"/>
    </style:style>
    <style:style style:name="cul_5f_de_5f_lampe" style:display-name="cul_de_lampe" style:family="text">
      <style:text-properties fo:background-color="#99ffff"/>
    </style:style>
    <style:style style:name="pc" style:family="text">
      <style:text-properties fo:color="#f908de" fo:font-weight="bold" fo:background-color="transparent"/>
    </style:style>
    <style:style style:name="foreign_5f_lat" style:display-name="foreign_lat" style:family="text">
      <style:text-properties fo:color="#ff0000" fo:font-style="italic"/>
    </style:style>
    <style:style style:name="lettrine4" style:family="text" style:parent-style-name="pc">
      <style:text-properties fo:color="#ff4000" fo:font-weight="bold" fo:background-color="#ffffff"/>
    </style:style>
    <style:style style:name="lettrine2" style:family="text" style:parent-style-name="lettrine4">
      <style:text-properties fo:color="#ffff00" fo:font-weight="bold" fo:background-color="#ffffff"/>
    </style:style>
    <style:style style:name="lettrine5" style:family="text">
      <style:text-properties fo:color="#ff0000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meta:initial-creator>User</meta:initial-creator>
    <meta:creation-date>2019-02-11T12:34:00Z</meta:creation-date>
    <dc:date>2019-07-04T16:11:00.552000000</dc:date>
    <meta:editing-cycles>480</meta:editing-cycles>
    <meta:editing-duration>P2DT3H18M34S</meta:editing-duration>
    <meta:document-statistic meta:table-count="0" meta:image-count="0" meta:object-count="0" meta:page-count="71" meta:paragraph-count="123" meta:word-count="24043" meta:character-count="128107" meta:non-whitespace-character-count="104170"/>
    <meta:template xlink:type="simple" xlink:actuate="onRequest" xlink:title="" xlink:href="Normal.dotm"/>
  </office:meta>
</office:document-meta>
</file>